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7d593f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officeooo:paragraph-rsid="02d2a81b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2ac0c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614ff" style:font-size-asian="11pt" style:font-size-complex="11pt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b2d261" style:font-size-asian="11pt" style:font-size-complex="11pt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7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style:text-underline-style="none" fo:font-weight="normal" officeooo:rsid="066818f6" officeooo:paragraph-rsid="00edc000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32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3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4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5" style:family="paragraph" style:parent-style-name="Standard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15e51faf" officeooo:paragraph-rsid="02fbcec0" style:font-size-asian="11pt" style:font-size-complex="11pt"/>
    </style:style>
    <style:style style:name="P36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7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072a2966" officeooo:paragraph-rsid="02877236" style:font-size-asian="11pt" style:font-size-complex="11pt"/>
    </style:style>
    <style:style style:name="P38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2c6da02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db036f" style:font-size-asian="11pt" style:font-size-complex="11pt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officeooo:paragraph-rsid="02db036f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28b939c"/>
    </style:style>
    <style:style style:name="P60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61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62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63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64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65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6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7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8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309f1a9" officeooo:paragraph-rsid="0309f1a9" style:font-size-asian="11pt" style:font-size-complex="11pt"/>
    </style:style>
    <style:style style:name="P69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0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2de2d56" officeooo:paragraph-rsid="02de2d56" style:font-size-asian="11pt" style:font-weight-asian="normal" style:font-size-complex="11pt" style:font-weight-complex="normal"/>
    </style:style>
    <style:style style:name="P71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72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3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74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8c8a7b" style:font-size-asian="11pt" style:font-size-complex="11pt"/>
    </style:style>
    <style:style style:name="P75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6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7" style:family="paragraph" style:parent-style-name="Standard" style:list-style-name="RTF_5f_Num_20_3">
      <style:text-properties style:font-name="Times New Roman" fo:font-size="11pt" officeooo:paragraph-rsid="03060080" style:font-size-asian="11pt" style:font-size-complex="11pt"/>
    </style:style>
    <style:style style:name="P78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9" style:family="paragraph" style:parent-style-name="Text_20_body">
      <style:paragraph-properties fo:margin-top="0in" fo:margin-bottom="0.0402in" loext:contextual-spacing="false" fo:line-height="100%" style:writing-mode="lr-tb"/>
      <style:text-properties officeooo:paragraph-rsid="03120207"/>
    </style:style>
    <style:style style:name="P80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dd4d7b" style:font-style-asian="normal" style:font-style-complex="normal"/>
    </style:style>
    <style:style style:name="T4" style:family="text">
      <style:text-properties fo:color="#666666" style:font-name="Times New Roman" fo:font-style="normal" officeooo:rsid="030df896" style:font-style-asian="normal" style:font-style-complex="normal"/>
    </style:style>
    <style:style style:name="T5" style:family="text">
      <style:text-properties fo:color="#666666" style:font-name="Times New Roman" fo:font-style="normal" officeooo:rsid="0289ebab" style:font-style-asian="normal" style:font-style-complex="normal"/>
    </style:style>
    <style:style style:name="T6" style:family="text">
      <style:text-properties fo:color="#666666" style:font-name="Times New Roman" fo:font-style="normal" officeooo:rsid="08d7613b" style:font-style-asian="normal" style:font-style-complex="normal"/>
    </style:style>
    <style:style style:name="T7" style:family="text">
      <style:text-properties fo:color="#666666" style:font-name="Times New Roman" fo:font-style="normal" officeooo:rsid="027fde90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cb99b" style:font-weight-asian="bold" style:font-weight-complex="bold"/>
    </style:style>
    <style:style style:name="T10" style:family="text">
      <style:text-properties fo:font-weight="bold" officeooo:rsid="0079834f" style:font-weight-asian="bold" style:font-weight-complex="bold"/>
    </style:style>
    <style:style style:name="T11" style:family="text">
      <style:text-properties fo:font-weight="bold" officeooo:rsid="00ea7dcf" style:font-weight-asian="bold" style:font-weight-complex="bold"/>
    </style:style>
    <style:style style:name="T12" style:family="text">
      <style:text-properties fo:font-weight="bold" officeooo:rsid="0107fbf3" style:font-weight-asian="bold" style:font-weight-complex="bold"/>
    </style:style>
    <style:style style:name="T13" style:family="text">
      <style:text-properties fo:font-weight="bold" officeooo:rsid="0044cfad" style:font-weight-asian="bold" style:font-weight-complex="bold"/>
    </style:style>
    <style:style style:name="T14" style:family="text">
      <style:text-properties fo:font-weight="bold" officeooo:rsid="00905cc3" style:font-weight-asian="bold" style:font-weight-complex="bold"/>
    </style:style>
    <style:style style:name="T15" style:family="text">
      <style:text-properties fo:font-weight="bold" officeooo:rsid="01ce7d7f" style:font-weight-asian="bold" style:font-weight-complex="bold"/>
    </style:style>
    <style:style style:name="T16" style:family="text">
      <style:text-properties fo:font-weight="bold" officeooo:rsid="0167d229" style:font-weight-asian="bold" style:font-weight-complex="bold"/>
    </style:style>
    <style:style style:name="T17" style:family="text">
      <style:text-properties fo:font-weight="bold" officeooo:rsid="025a151e" style:font-weight-asian="bold" style:font-weight-complex="bold"/>
    </style:style>
    <style:style style:name="T18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20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1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2" style:family="text">
      <style:text-properties fo:letter-spacing="0.002in"/>
    </style:style>
    <style:style style:name="T23" style:family="text">
      <style:text-properties fo:letter-spacing="0.002in" style:text-underline-style="none"/>
    </style:style>
    <style:style style:name="T24" style:family="text">
      <style:text-properties fo:letter-spacing="0.002in" officeooo:rsid="04b0de13"/>
    </style:style>
    <style:style style:name="T25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c2579b" style:font-name-asian="TimesNewRomanPSMT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2c6da02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02c713be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2c8d0cc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2ca3db7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2cae10a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0" style:family="text">
      <style:text-properties fo:letter-spacing="0.002in" fo:font-style="normal" style:text-underline-style="none" fo:font-weight="normal" officeooo:rsid="042f5b4d" style:font-name-asian="TimesNewRomanPSMT" style:font-style-asian="normal" style:font-weight-asian="normal" style:font-name-complex="Arial1" style:font-style-complex="normal" style:font-weight-complex="normal"/>
    </style:style>
    <style:style style:name="T41" style:family="text">
      <style:text-properties fo:letter-spacing="0.002in" fo:font-style="normal" style:text-underline-style="none" fo:font-weight="normal" officeooo:rsid="0467c9bb" style:font-name-asian="TimesNewRomanPSMT" style:font-style-asian="normal" style:font-weight-asian="normal" style:font-name-complex="Arial1" style:font-style-complex="normal" style:font-weight-complex="normal"/>
    </style:style>
    <style:style style:name="T42" style:family="text">
      <style:text-properties fo:letter-spacing="0.002in" fo:font-style="normal" style:text-underline-style="none" fo:font-weight="normal" officeooo:rsid="13974e93" style:font-name-asian="TimesNewRomanPSMT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fo:font-style="normal" style:text-underline-style="none" fo:font-weight="normal" officeooo:rsid="0e4a5358" style:font-name-asian="TimesNewRomanPSMT" style:font-style-asian="normal" style:font-weight-asian="normal" style:font-name-complex="Arial1" style:font-style-complex="normal" style:font-weight-complex="normal"/>
    </style:style>
    <style:style style:name="T44" style:family="text">
      <style:text-properties fo:letter-spacing="0.002in" fo:font-style="normal" style:text-underline-style="none" fo:font-weight="normal" officeooo:rsid="02d6f9a2" style:font-name-asian="TimesNewRomanPSMT" style:font-style-asian="normal" style:font-weight-asian="normal" style:font-name-complex="Arial1" style:font-style-complex="normal" style:font-weight-complex="normal"/>
    </style:style>
    <style:style style:name="T45" style:family="text">
      <style:text-properties fo:letter-spacing="0.002in" fo:font-style="normal" style:text-underline-style="none" fo:font-weight="normal" officeooo:rsid="02f7c43a" style:font-name-asian="TimesNewRomanPSMT" style:font-style-asian="normal" style:font-weight-asian="normal" style:font-name-complex="Arial1" style:font-style-complex="normal" style:font-weight-complex="normal"/>
    </style:style>
    <style:style style:name="T46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7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8" style:family="text">
      <style:text-properties fo:letter-spacing="0.002in" fo:font-style="normal" style:text-underline-style="solid" style:text-underline-width="auto" style:text-underline-color="font-color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9" style:family="text">
      <style:text-properties fo:letter-spacing="0.002in" style:text-underline-style="solid" style:text-underline-width="auto" style:text-underline-color="font-color"/>
    </style:style>
    <style:style style:name="T50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51" style:family="text">
      <style:text-properties fo:letter-spacing="0.002in" officeooo:rsid="015f885d"/>
    </style:style>
    <style:style style:name="T52" style:family="text">
      <style:text-properties fo:letter-spacing="0.002in" officeooo:rsid="01b0f6ec"/>
    </style:style>
    <style:style style:name="T53" style:family="text">
      <style:text-properties style:text-position="super 58%" fo:letter-spacing="0.002in"/>
    </style:style>
    <style:style style:name="T54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9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60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61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62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63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64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65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66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71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72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73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7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75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76" style:family="text">
      <style:text-properties fo:language="en" fo:country="GB" style:text-underline-style="none" fo:font-weight="normal" officeooo:rsid="02e0d22b" style:font-weight-asian="normal" style:font-weight-complex="normal"/>
    </style:style>
    <style:style style:name="T77" style:family="text">
      <style:text-properties fo:language="en" fo:country="GB" style:text-underline-style="none" fo:font-weight="normal" officeooo:rsid="030b3eec" style:font-weight-asian="normal" style:font-weight-complex="normal"/>
    </style:style>
    <style:style style:name="T78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9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80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81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82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8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91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92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95" style:family="text">
      <style:text-properties fo:language="en" fo:country="GB" fo:font-style="normal" style:text-underline-style="none" fo:font-weight="normal" officeooo:rsid="028b939c" style:font-style-asian="normal" style:font-weight-asian="normal" style:font-name-complex="Times New Roman" style:font-style-complex="normal" style:font-weight-complex="normal"/>
    </style:style>
    <style:style style:name="T96" style:family="text">
      <style:text-properties fo:language="en" fo:country="GB" fo:font-style="normal" style:text-underline-style="none" fo:font-weight="normal" officeooo:rsid="028c8a7b" style:font-style-asian="normal" style:font-weight-asian="normal" style:font-name-complex="Times New Roman" style:font-style-complex="normal" style:font-weight-complex="normal"/>
    </style:style>
    <style:style style:name="T97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98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99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100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101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102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103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104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105" style:family="text">
      <style:text-properties fo:language="en" fo:country="GB" fo:font-style="normal" style:text-underline-style="none" fo:font-weight="normal" officeooo:rsid="02a36240" style:font-style-asian="normal" style:font-weight-asian="normal" style:font-name-complex="Calibri" style:font-style-complex="italic" style:font-weight-complex="normal"/>
    </style:style>
    <style:style style:name="T106" style:family="text">
      <style:text-properties fo:language="en" fo:country="GB" fo:font-style="normal" style:text-underline-style="none" fo:font-weight="normal" officeooo:rsid="02e217c7" style:font-style-asian="normal" style:font-weight-asian="normal" style:font-name-complex="Calibri" style:font-style-complex="italic" style:font-weight-complex="normal"/>
    </style:style>
    <style:style style:name="T107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108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109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10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11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12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13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14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34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35" style:family="text">
      <style:text-properties fo:color="#000000" fo:language="en" fo:country="GB" fo:font-style="normal" style:text-underline-style="none" fo:font-weight="normal" officeooo:rsid="030b3eec" style:font-style-asian="normal" style:font-weight-asian="normal" style:font-style-complex="normal" style:font-weight-complex="normal"/>
    </style:style>
    <style:style style:name="T136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37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38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39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42" style:family="text">
      <style:text-properties fo:color="#000000" fo:language="en" fo:country="GB" fo:font-style="normal" style:text-underline-style="none" fo:font-weight="normal" officeooo:rsid="029302be" style:font-name-asian="TimesNewRomanPSMT" style:font-style-asian="normal" style:font-weight-asian="normal" style:font-name-complex="Times New Roman" style:font-style-complex="normal" style:font-weight-complex="normal"/>
    </style:style>
    <style:style style:name="T143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44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45" style:family="text">
      <style:text-properties fo:color="#000000" fo:language="en" fo:country="GB" style:text-underline-style="none" fo:font-weight="normal" officeooo:rsid="02ebe9a6" style:font-weight-asian="normal" style:font-name-complex="Times New Roman" style:font-weight-complex="normal"/>
    </style:style>
    <style:style style:name="T146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47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48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49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50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51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52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53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54" style:family="text">
      <style:text-properties fo:color="#000000" style:text-underline-style="none" fo:font-weight="bold" officeooo:rsid="0099d3c9" style:font-weight-asian="bold" style:font-weight-complex="bold"/>
    </style:style>
    <style:style style:name="T155" style:family="text">
      <style:text-properties fo:color="#000000" style:text-underline-style="none" fo:font-weight="bold" officeooo:rsid="0092bc65" style:font-weight-asian="bold" style:font-weight-complex="bold"/>
    </style:style>
    <style:style style:name="T156" style:family="text">
      <style:text-properties fo:color="#000000" style:text-underline-style="none" fo:font-weight="bold" officeooo:rsid="066818f6" style:font-weight-asian="bold" style:font-weight-complex="bold"/>
    </style:style>
    <style:style style:name="T157" style:family="text">
      <style:text-properties fo:color="#000000" style:text-underline-style="none" fo:font-weight="bold" officeooo:rsid="06695675" style:font-weight-asian="bold" style:font-weight-complex="bold"/>
    </style:style>
    <style:style style:name="T158" style:family="text">
      <style:text-properties fo:color="#000000" style:text-underline-style="none" fo:font-weight="bold" officeooo:rsid="028614ff" style:font-weight-asian="bold" style:font-weight-complex="bold"/>
    </style:style>
    <style:style style:name="T159" style:family="text">
      <style:text-properties fo:color="#000000" style:text-underline-style="none" fo:font-weight="normal" officeooo:rsid="064e6afa" style:font-weight-asian="normal" style:font-weight-complex="normal"/>
    </style:style>
    <style:style style:name="T160" style:family="text">
      <style:text-properties fo:color="#000000" style:text-underline-style="none" fo:font-weight="normal" officeooo:rsid="066818f6" style:font-weight-asian="normal" style:font-weight-complex="normal"/>
    </style:style>
    <style:style style:name="T161" style:family="text">
      <style:text-properties fo:color="#000000" style:text-underline-style="none" fo:font-weight="normal" officeooo:rsid="06695675" style:font-weight-asian="normal" style:font-weight-complex="normal"/>
    </style:style>
    <style:style style:name="T162" style:family="text">
      <style:text-properties fo:color="#000000" style:text-underline-style="none" fo:font-weight="normal" officeooo:rsid="066b97ae" style:font-weight-asian="normal" style:font-weight-complex="normal"/>
    </style:style>
    <style:style style:name="T163" style:family="text">
      <style:text-properties fo:color="#000000" style:text-underline-style="none" fo:font-weight="normal" officeooo:rsid="055bcdca" style:font-weight-asian="normal" style:font-weight-complex="normal"/>
    </style:style>
    <style:style style:name="T164" style:family="text">
      <style:text-properties fo:color="#000000" style:text-underline-style="none" fo:font-weight="normal" officeooo:rsid="066f927c" style:font-weight-asian="normal" style:font-weight-complex="normal"/>
    </style:style>
    <style:style style:name="T165" style:family="text">
      <style:text-properties fo:color="#000000" style:text-underline-style="none" fo:font-weight="normal" officeooo:rsid="0670cf97" style:font-weight-asian="normal" style:font-weight-complex="normal"/>
    </style:style>
    <style:style style:name="T166" style:family="text">
      <style:text-properties fo:color="#000000" style:text-underline-style="none" fo:font-weight="normal" officeooo:rsid="0101b363" style:font-weight-asian="normal" style:font-weight-complex="normal"/>
    </style:style>
    <style:style style:name="T167" style:family="text">
      <style:text-properties fo:color="#000000" style:text-underline-style="none" fo:font-weight="normal" officeooo:rsid="0659a4bc" style:font-weight-asian="normal" style:font-weight-complex="normal"/>
    </style:style>
    <style:style style:name="T168" style:family="text">
      <style:text-properties fo:color="#000000" style:text-underline-style="none" fo:font-weight="normal" officeooo:rsid="0202cbb9" style:font-weight-asian="normal" style:font-weight-complex="normal"/>
    </style:style>
    <style:style style:name="T169" style:family="text">
      <style:text-properties fo:color="#000000" style:text-underline-style="none" fo:font-weight="normal" officeooo:rsid="02468a0c" style:font-weight-asian="normal" style:font-weight-complex="normal"/>
    </style:style>
    <style:style style:name="T170" style:family="text">
      <style:text-properties fo:color="#000000" style:text-underline-style="none" fo:font-weight="normal" officeooo:rsid="0733f21a" style:font-weight-asian="normal" style:font-weight-complex="normal"/>
    </style:style>
    <style:style style:name="T171" style:family="text">
      <style:text-properties fo:color="#000000" style:text-underline-style="none" fo:font-weight="normal" officeooo:rsid="0282ac0c" style:font-weight-asian="normal" style:font-weight-complex="normal"/>
    </style:style>
    <style:style style:name="T172" style:family="text">
      <style:text-properties fo:color="#000000" style:text-underline-style="none" fo:font-weight="normal" officeooo:rsid="07374fcd" style:font-weight-asian="normal" style:font-weight-complex="normal"/>
    </style:style>
    <style:style style:name="T173" style:family="text">
      <style:text-properties fo:color="#000000" style:text-underline-style="none" fo:font-weight="normal" officeooo:rsid="028614ff" style:font-weight-asian="normal" style:font-weight-complex="normal"/>
    </style:style>
    <style:style style:name="T174" style:family="text">
      <style:text-properties fo:color="#000000" style:text-underline-style="none" fo:font-weight="normal" officeooo:rsid="02a6c499" style:font-weight-asian="normal" style:font-weight-complex="normal"/>
    </style:style>
    <style:style style:name="T175" style:family="text">
      <style:text-properties fo:color="#000000" style:text-underline-style="none" fo:font-weight="normal" officeooo:rsid="02a7b72f" style:font-weight-asian="normal" style:font-weight-complex="normal"/>
    </style:style>
    <style:style style:name="T176" style:family="text">
      <style:text-properties fo:color="#000000" style:text-underline-style="none" fo:font-weight="normal" officeooo:rsid="02e8af7e" style:font-weight-asian="normal" style:font-weight-complex="normal"/>
    </style:style>
    <style:style style:name="T177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78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79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80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81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82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83" style:family="text">
      <style:text-properties fo:color="#000000" style:font-name="Times New Roman" fo:font-size="11pt" style:text-underline-style="none" style:font-size-asian="11pt" style:font-size-complex="11pt"/>
    </style:style>
    <style:style style:name="T184" style:family="text">
      <style:text-properties fo:color="#000000" style:font-name="Times New Roman" fo:font-size="11pt" fo:language="en" fo:country="GB" fo:font-style="normal" style:text-underline-style="none" fo:font-weight="normal" officeooo:rsid="04c95c8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5" style:family="text">
      <style:text-properties fo:color="#000000" style:font-name="Times New Roman" fo:font-size="11pt" fo:language="en" fo:country="GB" fo:font-style="normal" style:text-underline-style="none" fo:font-weight="normal" officeooo:rsid="03636d9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6" style:family="text">
      <style:text-properties fo:color="#000000" style:font-name="Times New Roman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7" style:family="text">
      <style:text-properties fo:color="#000000" style:font-name="Times New Roman" fo:font-size="11pt" fo:language="en" fo:country="GB" fo:font-style="normal" style:text-underline-style="none" fo:font-weight="normal" officeooo:rsid="0a89513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8" style:family="text">
      <style:text-properties fo:color="#000000"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9" style:family="text">
      <style:text-properties fo:color="#000000" style:font-name="Times New Roman" fo:font-size="11pt" fo:language="en" fo:country="GB" fo:font-style="normal" style:text-underline-style="none" fo:font-weight="normal" officeooo:rsid="09fd8c7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0" style:family="text">
      <style:text-properties fo:color="#000000" style:font-name="Times New Roman" fo:font-size="11pt" fo:language="en" fo:country="GB" fo:font-style="normal" style:text-underline-style="none" fo:font-weight="normal" officeooo:rsid="0a8b8c3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1" style:family="text">
      <style:text-properties fo:color="#000000"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2" style:family="text">
      <style:text-properties fo:color="#000000" style:font-name="Times New Roman" fo:font-size="11pt" fo:language="en" fo:country="GB" fo:font-style="normal" style:text-underline-style="none" fo:font-weight="normal" officeooo:rsid="02eddbfc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3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94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95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96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97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198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199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200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201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202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203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204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205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206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207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208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209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210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211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212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213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214" style:family="text">
      <style:text-properties fo:color="#000000" style:text-underline-style="solid" style:text-underline-width="auto" style:text-underline-color="font-color" fo:font-weight="normal" officeooo:rsid="0733f21a" style:font-weight-asian="normal" style:font-weight-complex="normal"/>
    </style:style>
    <style:style style:name="T215" style:family="text">
      <style:text-properties fo:color="#000000" style:text-underline-style="solid" style:text-underline-width="auto" style:text-underline-color="font-color" fo:font-weight="normal" officeooo:rsid="06c8c177" style:font-weight-asian="normal" style:font-weight-complex="normal"/>
    </style:style>
    <style:style style:name="T216" style:family="text">
      <style:text-properties fo:color="#000000" style:text-underline-style="solid" style:text-underline-width="auto" style:text-underline-color="font-color" fo:font-weight="normal" officeooo:rsid="07374fcd" style:font-weight-asian="normal" style:font-weight-complex="normal"/>
    </style:style>
    <style:style style:name="T217" style:family="text">
      <style:text-properties fo:color="#000000" style:text-underline-style="solid" style:text-underline-width="auto" style:text-underline-color="font-color" fo:font-weight="normal" officeooo:rsid="028614ff" style:font-weight-asian="normal" style:font-weight-complex="normal"/>
    </style:style>
    <style:style style:name="T218" style:family="text">
      <style:text-properties officeooo:rsid="00260b39"/>
    </style:style>
    <style:style style:name="T219" style:family="text">
      <style:text-properties officeooo:rsid="00278b3f"/>
    </style:style>
    <style:style style:name="T220" style:family="text">
      <style:text-properties fo:font-weight="normal" style:font-weight-asian="normal" style:font-weight-complex="normal"/>
    </style:style>
    <style:style style:name="T221" style:family="text">
      <style:text-properties fo:font-weight="normal" officeooo:rsid="010209be" style:font-weight-asian="normal" style:font-weight-complex="normal"/>
    </style:style>
    <style:style style:name="T222" style:family="text">
      <style:text-properties fo:font-weight="normal" officeooo:rsid="00d7bb59" style:font-weight-asian="normal" style:font-weight-complex="normal"/>
    </style:style>
    <style:style style:name="T223" style:family="text">
      <style:text-properties fo:font-weight="normal" officeooo:rsid="03eda9d0" style:font-weight-asian="normal" style:font-weight-complex="normal"/>
    </style:style>
    <style:style style:name="T224" style:family="text">
      <style:text-properties fo:font-weight="normal" officeooo:rsid="0b5810ee" style:font-weight-asian="normal" style:font-weight-complex="normal"/>
    </style:style>
    <style:style style:name="T225" style:family="text">
      <style:text-properties fo:font-weight="normal" officeooo:rsid="0044cfad" style:font-weight-asian="normal" style:font-weight-complex="normal"/>
    </style:style>
    <style:style style:name="T226" style:family="text">
      <style:text-properties fo:font-weight="normal" officeooo:rsid="0490641d" style:font-weight-asian="normal" style:font-weight-complex="normal"/>
    </style:style>
    <style:style style:name="T227" style:family="text">
      <style:text-properties fo:font-weight="normal" officeooo:rsid="0059834d" style:font-weight-asian="normal" style:font-weight-complex="normal"/>
    </style:style>
    <style:style style:name="T228" style:family="text">
      <style:text-properties fo:font-weight="normal" officeooo:rsid="00e7f6a6" style:font-weight-asian="normal" style:font-weight-complex="normal"/>
    </style:style>
    <style:style style:name="T229" style:family="text">
      <style:text-properties fo:font-weight="normal" officeooo:rsid="037a38a8" style:font-weight-asian="normal" style:font-weight-complex="normal"/>
    </style:style>
    <style:style style:name="T230" style:family="text">
      <style:text-properties fo:font-weight="normal" officeooo:rsid="00d93405" style:font-weight-asian="normal" style:font-weight-complex="normal"/>
    </style:style>
    <style:style style:name="T231" style:family="text">
      <style:text-properties fo:font-weight="normal" officeooo:rsid="0079834f" style:font-weight-asian="normal" style:font-weight-complex="normal"/>
    </style:style>
    <style:style style:name="T232" style:family="text">
      <style:text-properties fo:font-weight="normal" officeooo:rsid="018c5509" style:font-weight-asian="normal" style:font-weight-complex="normal"/>
    </style:style>
    <style:style style:name="T233" style:family="text">
      <style:text-properties fo:font-weight="normal" officeooo:rsid="00a5ca46" style:font-weight-asian="normal" style:font-weight-complex="normal"/>
    </style:style>
    <style:style style:name="T234" style:family="text">
      <style:text-properties fo:font-weight="normal" officeooo:rsid="00a61d61" style:font-weight-asian="normal" style:font-weight-complex="normal"/>
    </style:style>
    <style:style style:name="T235" style:family="text">
      <style:text-properties fo:font-weight="normal" officeooo:rsid="00ac3973" style:font-weight-asian="normal" style:font-weight-complex="normal"/>
    </style:style>
    <style:style style:name="T236" style:family="text">
      <style:text-properties fo:font-weight="normal" officeooo:rsid="00ef5dac" style:font-weight-asian="normal" style:font-weight-complex="normal"/>
    </style:style>
    <style:style style:name="T237" style:family="text">
      <style:text-properties fo:font-weight="normal" officeooo:rsid="010aef95" style:font-weight-asian="normal" style:font-weight-complex="normal"/>
    </style:style>
    <style:style style:name="T238" style:family="text">
      <style:text-properties fo:font-weight="normal" officeooo:rsid="08b8c274" style:font-weight-asian="normal" style:font-weight-complex="normal"/>
    </style:style>
    <style:style style:name="T239" style:family="text">
      <style:text-properties fo:font-weight="normal" officeooo:rsid="00b8c2bc" style:font-weight-asian="normal" style:font-weight-complex="normal"/>
    </style:style>
    <style:style style:name="T240" style:family="text">
      <style:text-properties fo:font-weight="normal" officeooo:rsid="017095fc" style:font-weight-asian="normal" style:font-weight-complex="normal"/>
    </style:style>
    <style:style style:name="T241" style:family="text">
      <style:text-properties fo:font-weight="normal" officeooo:rsid="00905cc3" style:font-weight-asian="normal" style:font-weight-complex="normal"/>
    </style:style>
    <style:style style:name="T242" style:family="text">
      <style:text-properties fo:font-weight="normal" officeooo:rsid="01769b1a" style:font-weight-asian="normal" style:font-weight-complex="normal"/>
    </style:style>
    <style:style style:name="T243" style:family="text">
      <style:text-properties fo:font-weight="normal" officeooo:rsid="01bca8ae" style:font-weight-asian="normal" style:font-weight-complex="normal"/>
    </style:style>
    <style:style style:name="T244" style:family="text">
      <style:text-properties fo:font-weight="normal" officeooo:rsid="0715c502" style:font-weight-asian="normal" style:font-weight-complex="normal"/>
    </style:style>
    <style:style style:name="T245" style:family="text">
      <style:text-properties fo:font-weight="normal" officeooo:rsid="05c4ac6d" style:font-weight-asian="normal" style:font-weight-complex="normal"/>
    </style:style>
    <style:style style:name="T246" style:family="text">
      <style:text-properties fo:font-weight="normal" officeooo:rsid="0714935e" style:font-weight-asian="normal" style:font-weight-complex="normal"/>
    </style:style>
    <style:style style:name="T247" style:family="text">
      <style:text-properties fo:font-weight="normal" officeooo:rsid="0231bd75" style:font-weight-asian="normal" style:font-weight-complex="normal"/>
    </style:style>
    <style:style style:name="T248" style:family="text">
      <style:text-properties fo:font-weight="normal" officeooo:rsid="0232254f" style:font-weight-asian="normal" style:font-weight-complex="normal"/>
    </style:style>
    <style:style style:name="T249" style:family="text">
      <style:text-properties fo:font-weight="normal" officeooo:rsid="02397f7b" style:font-weight-asian="normal" style:font-weight-complex="normal"/>
    </style:style>
    <style:style style:name="T250" style:family="text">
      <style:text-properties fo:font-weight="normal" officeooo:rsid="018354a5" style:font-weight-asian="normal" style:font-weight-complex="normal"/>
    </style:style>
    <style:style style:name="T251" style:family="text">
      <style:text-properties fo:font-weight="normal" officeooo:rsid="030545a8" style:font-weight-asian="normal" style:font-weight-complex="normal"/>
    </style:style>
    <style:style style:name="T252" style:family="text">
      <style:text-properties fo:font-weight="normal" officeooo:rsid="02c92d0d" style:font-weight-asian="normal" style:font-weight-complex="normal"/>
    </style:style>
    <style:style style:name="T253" style:family="text">
      <style:text-properties fo:font-weight="normal" officeooo:rsid="03becd6d" style:font-weight-asian="normal" style:font-weight-complex="normal"/>
    </style:style>
    <style:style style:name="T254" style:family="text">
      <style:text-properties fo:font-weight="normal" officeooo:rsid="01cda42d" style:font-weight-asian="normal" style:font-weight-complex="normal"/>
    </style:style>
    <style:style style:name="T255" style:family="text">
      <style:text-properties fo:font-weight="normal" officeooo:rsid="041bf7a6" style:font-weight-asian="normal" style:font-weight-complex="normal"/>
    </style:style>
    <style:style style:name="T256" style:family="text">
      <style:text-properties fo:font-weight="normal" officeooo:rsid="02649e06" style:font-weight-asian="normal" style:font-weight-complex="normal"/>
    </style:style>
    <style:style style:name="T257" style:family="text">
      <style:text-properties fo:font-weight="normal" officeooo:rsid="0280887c" style:font-weight-asian="normal" style:font-weight-complex="normal"/>
    </style:style>
    <style:style style:name="T258" style:family="text">
      <style:text-properties fo:font-weight="normal" officeooo:rsid="072d42b0" style:font-weight-asian="normal" style:font-weight-complex="normal"/>
    </style:style>
    <style:style style:name="T259" style:family="text">
      <style:text-properties fo:font-weight="normal" officeooo:rsid="02877236" style:font-weight-asian="normal" style:font-weight-complex="normal"/>
    </style:style>
    <style:style style:name="T260" style:family="text">
      <style:text-properties fo:font-weight="normal" officeooo:rsid="0291c34c" style:font-weight-asian="normal" style:font-weight-complex="normal"/>
    </style:style>
    <style:style style:name="T261" style:family="text">
      <style:text-properties fo:font-weight="normal" officeooo:rsid="02e0d22b" style:font-weight-asian="normal" style:font-weight-complex="normal"/>
    </style:style>
    <style:style style:name="T262" style:family="text">
      <style:text-properties fo:font-weight="normal" officeooo:rsid="02efd785" style:font-weight-asian="normal" style:font-weight-complex="normal"/>
    </style:style>
    <style:style style:name="T263" style:family="text">
      <style:text-properties fo:font-weight="normal" officeooo:rsid="03001836" style:font-weight-asian="normal" style:font-weight-complex="normal"/>
    </style:style>
    <style:style style:name="T264" style:family="text">
      <style:text-properties fo:font-weight="normal" officeooo:rsid="03017c26" style:font-weight-asian="normal" style:font-weight-complex="normal"/>
    </style:style>
    <style:style style:name="T265" style:family="text">
      <style:text-properties fo:font-weight="normal" officeooo:rsid="0310513a" style:font-weight-asian="normal" style:font-weight-complex="normal"/>
    </style:style>
    <style:style style:name="T266" style:family="text">
      <style:text-properties fo:font-weight="normal" style:font-weight-asian="normal" style:font-name-complex="Arial1" style:font-weight-complex="normal"/>
    </style:style>
    <style:style style:name="T267" style:family="text">
      <style:text-properties fo:font-weight="normal" officeooo:rsid="02b55a09" style:font-weight-asian="normal" style:font-name-complex="Arial1" style:font-weight-complex="normal"/>
    </style:style>
    <style:style style:name="T268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69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70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71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72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73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74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75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76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77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78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79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80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28b939c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8c8a7b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2df8f84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84804cb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2e0d22b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2fbcec0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312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313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314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315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316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317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318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319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320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321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322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323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324" style:family="text">
      <style:text-properties fo:font-style="normal" officeooo:rsid="0cd7546c" style:font-style-asian="normal" style:font-name-complex="Arial1" style:font-style-complex="normal"/>
    </style:style>
    <style:style style:name="T325" style:family="text">
      <style:text-properties fo:font-style="normal" officeooo:rsid="08702bdf" style:font-style-asian="normal" style:font-name-complex="Arial1" style:font-style-complex="normal"/>
    </style:style>
    <style:style style:name="T326" style:family="text">
      <style:text-properties fo:font-style="normal" officeooo:rsid="0fe47423" style:font-style-asian="normal" style:font-name-complex="Arial1" style:font-style-complex="normal"/>
    </style:style>
    <style:style style:name="T327" style:family="text">
      <style:text-properties fo:font-style="normal" officeooo:rsid="1010b53d" style:font-style-asian="normal" style:font-name-complex="Arial1" style:font-style-complex="normal"/>
    </style:style>
    <style:style style:name="T328" style:family="text">
      <style:text-properties fo:font-style="normal" officeooo:rsid="128c503e" style:font-style-asian="normal" style:font-name-complex="Arial1" style:font-style-complex="normal"/>
    </style:style>
    <style:style style:name="T329" style:family="text">
      <style:text-properties fo:font-style="normal" officeooo:rsid="0cd9334f" style:font-style-asian="normal" style:font-name-complex="Arial1" style:font-style-complex="normal"/>
    </style:style>
    <style:style style:name="T330" style:family="text">
      <style:text-properties fo:font-style="normal" officeooo:rsid="0fddd37e" style:font-style-asian="normal" style:font-name-complex="Arial1" style:font-style-complex="normal"/>
    </style:style>
    <style:style style:name="T331" style:family="text">
      <style:text-properties fo:font-style="normal" officeooo:rsid="128b204d" style:font-style-asian="normal" style:font-name-complex="Arial1" style:font-style-complex="normal"/>
    </style:style>
    <style:style style:name="T332" style:family="text">
      <style:text-properties fo:font-style="normal" officeooo:rsid="11dc23c7" style:font-style-asian="normal" style:font-name-complex="Arial1" style:font-style-complex="normal"/>
    </style:style>
    <style:style style:name="T333" style:family="text">
      <style:text-properties fo:font-style="normal" officeooo:rsid="11d966bf" style:font-style-asian="normal" style:font-name-complex="Arial1" style:font-style-complex="normal"/>
    </style:style>
    <style:style style:name="T334" style:family="text">
      <style:text-properties fo:font-style="normal" officeooo:rsid="12950b11" style:font-style-asian="normal" style:font-name-complex="Arial1" style:font-style-complex="normal"/>
    </style:style>
    <style:style style:name="T335" style:family="text">
      <style:text-properties fo:font-style="normal" officeooo:rsid="11da47bf" style:font-style-asian="normal" style:font-name-complex="Arial1" style:font-style-complex="normal"/>
    </style:style>
    <style:style style:name="T336" style:family="text">
      <style:text-properties fo:font-style="normal" officeooo:rsid="00a74e94" style:font-style-asian="normal" style:font-name-complex="Arial1" style:font-style-complex="normal"/>
    </style:style>
    <style:style style:name="T337" style:family="text">
      <style:text-properties fo:font-style="normal" officeooo:rsid="0b7522ba" style:font-style-asian="normal" style:font-name-complex="Arial1" style:font-style-complex="normal"/>
    </style:style>
    <style:style style:name="T338" style:family="text">
      <style:text-properties fo:font-style="normal" officeooo:rsid="0b6d3f4e" style:font-style-asian="normal" style:font-name-complex="Arial1" style:font-style-complex="normal"/>
    </style:style>
    <style:style style:name="T339" style:family="text">
      <style:text-properties fo:font-style="normal" officeooo:rsid="07d79de5" style:font-style-asian="normal" style:font-name-complex="Arial1" style:font-style-complex="normal"/>
    </style:style>
    <style:style style:name="T340" style:family="text">
      <style:text-properties fo:font-style="normal" officeooo:rsid="0c5b85db" style:font-style-asian="normal" style:font-name-complex="Arial1" style:font-style-complex="normal"/>
    </style:style>
    <style:style style:name="T341" style:family="text">
      <style:text-properties fo:font-style="normal" officeooo:rsid="07d7ef83" style:font-style-asian="normal" style:font-name-complex="Arial1" style:font-style-complex="normal"/>
    </style:style>
    <style:style style:name="T342" style:family="text">
      <style:text-properties fo:font-style="normal" officeooo:rsid="00b5cbb8" style:font-style-asian="normal" style:font-name-complex="Arial1" style:font-style-complex="normal"/>
    </style:style>
    <style:style style:name="T343" style:family="text">
      <style:text-properties fo:font-style="normal" officeooo:rsid="00b4b293" style:font-style-asian="normal" style:font-name-complex="Arial1" style:font-style-complex="normal"/>
    </style:style>
    <style:style style:name="T344" style:family="text">
      <style:text-properties fo:font-style="normal" officeooo:rsid="0139dc55" style:font-style-asian="normal" style:font-name-complex="Arial1" style:font-style-complex="normal"/>
    </style:style>
    <style:style style:name="T345" style:family="text">
      <style:text-properties fo:font-style="normal" officeooo:rsid="015a536a" style:font-style-asian="normal" style:font-name-complex="Arial1" style:font-style-complex="normal"/>
    </style:style>
    <style:style style:name="T346" style:family="text">
      <style:text-properties fo:font-style="normal" officeooo:rsid="01fadbbc" style:font-style-asian="normal" style:font-name-complex="Arial1" style:font-style-complex="normal"/>
    </style:style>
    <style:style style:name="T347" style:family="text">
      <style:text-properties fo:font-style="normal" officeooo:rsid="02707e46" style:font-style-asian="normal" style:font-name-complex="Arial1" style:font-style-complex="normal"/>
    </style:style>
    <style:style style:name="T348" style:family="text">
      <style:text-properties fo:font-style="normal" officeooo:rsid="02b7b979" style:font-style-asian="normal" style:font-name-complex="Arial1" style:font-style-complex="normal"/>
    </style:style>
    <style:style style:name="T349" style:family="text">
      <style:text-properties fo:font-style="normal" style:font-style-asian="normal" style:font-style-complex="normal"/>
    </style:style>
    <style:style style:name="T350" style:family="text">
      <style:text-properties fo:font-style="normal" officeooo:rsid="0b7a04f4" style:font-style-asian="normal" style:font-style-complex="normal"/>
    </style:style>
    <style:style style:name="T351" style:family="text">
      <style:text-properties fo:font-style="normal" officeooo:rsid="0127c868" style:font-style-asian="normal" style:font-style-complex="normal"/>
    </style:style>
    <style:style style:name="T352" style:family="text">
      <style:text-properties fo:font-style="normal" officeooo:rsid="014c8744" style:font-style-asian="normal" style:font-style-complex="normal"/>
    </style:style>
    <style:style style:name="T353" style:family="text">
      <style:text-properties fo:font-style="normal" officeooo:rsid="09514304" style:font-style-asian="normal" style:font-style-complex="normal"/>
    </style:style>
    <style:style style:name="T354" style:family="text">
      <style:text-properties fo:font-style="normal" officeooo:rsid="014c9a05" style:font-style-asian="normal" style:font-style-complex="normal"/>
    </style:style>
    <style:style style:name="T355" style:family="text">
      <style:text-properties fo:font-style="normal" officeooo:rsid="00d93405" style:font-style-asian="normal" style:font-style-complex="normal"/>
    </style:style>
    <style:style style:name="T356" style:family="text">
      <style:text-properties fo:font-style="normal" officeooo:rsid="028c8a7b" style:font-style-asian="normal" style:font-style-complex="normal"/>
    </style:style>
    <style:style style:name="T357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30acbd9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75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76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77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78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79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80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81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82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83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84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85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86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87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88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89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90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91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92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93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94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95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96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97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398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399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400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401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402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403" style:family="text">
      <style:text-properties fo:font-style="normal" style:text-underline-style="none" fo:font-weight="normal" officeooo:rsid="0298f726" style:font-name-asian="TimesNewRomanPSMT" style:font-style-asian="normal" style:font-weight-asian="normal" style:font-name-complex="TimesNewRomanPSMT" style:font-style-complex="normal" style:font-weight-complex="normal"/>
    </style:style>
    <style:style style:name="T404" style:family="text">
      <style:text-properties fo:font-style="normal" style:text-underline-style="none" fo:font-weight="normal" officeooo:rsid="07512413" style:font-name-asian="TimesNewRomanPSMT" style:font-style-asian="normal" style:font-weight-asian="normal" style:font-name-complex="TimesNewRomanPSMT" style:font-style-complex="normal" style:font-weight-complex="normal"/>
    </style:style>
    <style:style style:name="T405" style:family="text">
      <style:text-properties fo:font-style="normal" style:text-underline-style="none" fo:font-weight="normal" officeooo:rsid="0ae01283" style:font-name-asian="TimesNewRomanPSMT" style:font-style-asian="normal" style:font-weight-asian="normal" style:font-name-complex="TimesNewRomanPSMT" style:font-style-complex="normal" style:font-weight-complex="normal"/>
    </style:style>
    <style:style style:name="T406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407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408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style-complex="normal" style:font-weight-complex="normal"/>
    </style:style>
    <style:style style:name="T409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0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1" style:family="text">
      <style:text-properties fo:font-style="normal" style:text-underline-style="none" fo:font-weight="normal" officeooo:rsid="02b3e5e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2" style:family="text">
      <style:text-properties fo:font-style="normal" style:text-underline-style="none" fo:font-weight="normal" officeooo:rsid="02b749c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3" style:family="text">
      <style:text-properties fo:font-style="normal" style:text-underline-style="none" style:font-style-asian="normal" style:font-style-complex="normal"/>
    </style:style>
    <style:style style:name="T414" style:family="text">
      <style:text-properties fo:font-style="normal" style:text-underline-style="none" officeooo:rsid="0a03a467" style:font-style-asian="normal" style:font-style-complex="normal"/>
    </style:style>
    <style:style style:name="T415" style:family="text">
      <style:text-properties fo:font-style="normal" style:text-underline-style="none" officeooo:rsid="06a8597d" style:font-style-asian="normal" style:font-style-complex="normal"/>
    </style:style>
    <style:style style:name="T416" style:family="text">
      <style:text-properties fo:font-style="normal" style:text-underline-style="none" officeooo:rsid="08b9f8ac" style:font-style-asian="normal" style:font-style-complex="normal"/>
    </style:style>
    <style:style style:name="T417" style:family="text">
      <style:text-properties fo:font-style="normal" style:text-underline-style="none" officeooo:rsid="0577c42f" style:font-style-asian="normal" style:font-style-complex="normal"/>
    </style:style>
    <style:style style:name="T418" style:family="text">
      <style:text-properties fo:font-style="normal" style:text-underline-style="none" officeooo:rsid="074f3d44" style:font-style-asian="normal" style:font-style-complex="normal"/>
    </style:style>
    <style:style style:name="T419" style:family="text">
      <style:text-properties fo:font-style="normal" style:text-underline-style="none" officeooo:rsid="025070e8" style:font-style-asian="normal" style:font-style-complex="normal"/>
    </style:style>
    <style:style style:name="T420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421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422" style:family="text">
      <style:text-properties fo:font-style="normal" style:text-underline-style="none" officeooo:rsid="07512413" style:font-name-asian="TimesNewRomanPSMT" style:font-style-asian="normal" style:font-name-complex="TimesNewRomanPSMT" style:font-style-complex="normal"/>
    </style:style>
    <style:style style:name="T423" style:family="text">
      <style:text-properties fo:font-style="normal" style:text-underline-style="none" officeooo:rsid="03112dfa" style:font-name-asian="TimesNewRomanPSMT" style:font-style-asian="normal" style:font-name-complex="TimesNewRomanPSMT" style:font-style-complex="normal"/>
    </style:style>
    <style:style style:name="T424" style:family="text">
      <style:text-properties fo:font-style="normal" style:text-underline-style="none" officeooo:rsid="03120207" style:font-name-asian="TimesNewRomanPSMT" style:font-style-asian="normal" style:font-name-complex="TimesNewRomanPSMT" style:font-style-complex="normal"/>
    </style:style>
    <style:style style:name="T425" style:family="text">
      <style:text-properties fo:font-style="normal" style:font-name-asian="TimesNewRomanPSMT" style:font-style-asian="normal" style:font-name-complex="TimesNewRomanPSMT" style:font-style-complex="normal"/>
    </style:style>
    <style:style style:name="T426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427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428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429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430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431" style:family="text">
      <style:text-properties fo:font-style="normal" officeooo:rsid="07512413" style:font-name-asian="TimesNewRomanPSMT" style:font-style-asian="normal" style:font-name-complex="TimesNewRomanPSMT" style:font-style-complex="normal"/>
    </style:style>
    <style:style style:name="T432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433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34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35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36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37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38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39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40" style:family="text">
      <style:text-properties fo:font-style="normal" style:text-underline-style="solid" style:text-underline-width="auto" style:text-underline-color="font-color" officeooo:rsid="02b7b979" style:font-style-asian="normal" style:font-name-complex="Arial1" style:font-style-complex="normal"/>
    </style:style>
    <style:style style:name="T441" style:family="text">
      <style:text-properties officeooo:rsid="0110b95f"/>
    </style:style>
    <style:style style:name="T442" style:family="text">
      <style:text-properties officeooo:rsid="0b7b413a"/>
    </style:style>
    <style:style style:name="T443" style:family="text">
      <style:text-properties officeooo:rsid="0b573f7c"/>
    </style:style>
    <style:style style:name="T444" style:family="text">
      <style:text-properties officeooo:rsid="00d7bb59"/>
    </style:style>
    <style:style style:name="T445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46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47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48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49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50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51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52" style:family="text">
      <style:text-properties fo:letter-spacing="normal" fo:font-style="normal" style:text-underline-style="none" fo:font-weight="normal" officeooo:rsid="0af48aad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3" style:family="text">
      <style:text-properties fo:letter-spacing="normal" fo:font-style="normal" style:text-underline-style="none" fo:font-weight="normal" officeooo:rsid="09141ad9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4" style:family="text">
      <style:text-properties fo:letter-spacing="normal" fo:font-style="normal" style:text-underline-style="none" fo:font-weight="normal" officeooo:rsid="0753e01e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5" style:family="text">
      <style:text-properties fo:letter-spacing="normal" fo:font-style="normal" style:text-underline-style="none" fo:font-weight="normal" officeooo:rsid="0add58f0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56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57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58" style:family="text">
      <style:text-properties fo:letter-spacing="normal" fo:font-style="italic" style:text-underline-style="none" fo:font-weight="normal" officeooo:rsid="0af48aad" fo:background-color="#ffffff" loext:char-shading-value="0" style:font-name-asian="TimesNewRomanPSMT" style:font-style-asian="italic" style:font-weight-asian="normal" style:font-name-complex="Cochin" style:font-style-complex="italic" style:font-weight-complex="normal" loext:padding="0in" loext:border="none"/>
    </style:style>
    <style:style style:name="T459" style:family="text">
      <style:text-properties officeooo:rsid="00380153"/>
    </style:style>
    <style:style style:name="T460" style:family="text">
      <style:text-properties officeooo:rsid="00391b97"/>
    </style:style>
    <style:style style:name="T461" style:family="text">
      <style:text-properties style:text-underline-style="none"/>
    </style:style>
    <style:style style:name="T462" style:family="text">
      <style:text-properties style:text-underline-style="none" fo:font-weight="normal" style:font-weight-asian="normal" style:font-weight-complex="normal"/>
    </style:style>
    <style:style style:name="T463" style:family="text">
      <style:text-properties style:text-underline-style="none" fo:font-weight="normal" officeooo:rsid="05c4ac6d" style:font-weight-asian="normal" style:font-weight-complex="normal"/>
    </style:style>
    <style:style style:name="T464" style:family="text">
      <style:text-properties style:text-underline-style="none" fo:font-weight="normal" officeooo:rsid="05c74056" style:font-weight-asian="normal" style:font-weight-complex="normal"/>
    </style:style>
    <style:style style:name="T465" style:family="text">
      <style:text-properties style:text-underline-style="none" fo:font-weight="normal" officeooo:rsid="05c675ec" style:font-weight-asian="normal" style:font-weight-complex="normal"/>
    </style:style>
    <style:style style:name="T466" style:family="text">
      <style:text-properties style:text-underline-style="none" fo:font-weight="normal" officeooo:rsid="05dd599a" style:font-weight-asian="normal" style:font-weight-complex="normal"/>
    </style:style>
    <style:style style:name="T467" style:family="text">
      <style:text-properties style:text-underline-style="none" fo:font-weight="normal" officeooo:rsid="00e15022" style:font-weight-asian="normal" style:font-weight-complex="normal"/>
    </style:style>
    <style:style style:name="T468" style:family="text">
      <style:text-properties style:text-underline-style="none" fo:font-weight="normal" officeooo:rsid="002519e5" style:font-weight-asian="normal" style:font-weight-complex="normal"/>
    </style:style>
    <style:style style:name="T469" style:family="text">
      <style:text-properties style:text-underline-style="none" fo:font-weight="normal" officeooo:rsid="067f9936" style:font-weight-asian="normal" style:font-weight-complex="normal"/>
    </style:style>
    <style:style style:name="T470" style:family="text">
      <style:text-properties style:text-underline-style="none" fo:font-weight="normal" officeooo:rsid="0406004a" style:font-weight-asian="normal" style:font-weight-complex="normal"/>
    </style:style>
    <style:style style:name="T471" style:family="text">
      <style:text-properties style:text-underline-style="none" fo:font-weight="normal" officeooo:rsid="04108a53" style:font-weight-asian="normal" style:font-weight-complex="normal"/>
    </style:style>
    <style:style style:name="T472" style:family="text">
      <style:text-properties style:text-underline-style="none" fo:font-weight="normal" officeooo:rsid="0e0e0ca7" style:font-weight-asian="normal" style:font-weight-complex="normal"/>
    </style:style>
    <style:style style:name="T473" style:family="text">
      <style:text-properties style:text-underline-style="none" fo:font-weight="normal" officeooo:rsid="070144fc" style:font-weight-asian="normal" style:font-weight-complex="normal"/>
    </style:style>
    <style:style style:name="T474" style:family="text">
      <style:text-properties style:text-underline-style="none" fo:font-weight="normal" officeooo:rsid="06a3703f" style:font-weight-asian="normal" style:font-weight-complex="normal"/>
    </style:style>
    <style:style style:name="T475" style:family="text">
      <style:text-properties style:text-underline-style="none" fo:font-weight="normal" officeooo:rsid="06add1e4" style:font-weight-asian="normal" style:font-weight-complex="normal"/>
    </style:style>
    <style:style style:name="T476" style:family="text">
      <style:text-properties style:text-underline-style="none" fo:font-weight="normal" officeooo:rsid="069a463a" style:font-weight-asian="normal" style:font-weight-complex="normal"/>
    </style:style>
    <style:style style:name="T477" style:family="text">
      <style:text-properties style:text-underline-style="none" fo:font-weight="normal" officeooo:rsid="0a008aac" style:font-weight-asian="normal" style:font-weight-complex="normal"/>
    </style:style>
    <style:style style:name="T478" style:family="text">
      <style:text-properties style:text-underline-style="none" fo:font-weight="normal" officeooo:rsid="0850567a" style:font-weight-asian="normal" style:font-weight-complex="normal"/>
    </style:style>
    <style:style style:name="T479" style:family="text">
      <style:text-properties style:text-underline-style="none" fo:font-weight="normal" officeooo:rsid="084c1035" style:font-weight-asian="normal" style:font-weight-complex="normal"/>
    </style:style>
    <style:style style:name="T480" style:family="text">
      <style:text-properties style:text-underline-style="none" fo:font-weight="normal" officeooo:rsid="0a01bf1b" style:font-weight-asian="normal" style:font-weight-complex="normal"/>
    </style:style>
    <style:style style:name="T481" style:family="text">
      <style:text-properties style:text-underline-style="none" fo:font-weight="normal" officeooo:rsid="07c21354" style:font-weight-asian="normal" style:font-weight-complex="normal"/>
    </style:style>
    <style:style style:name="T482" style:family="text">
      <style:text-properties style:text-underline-style="none" fo:font-weight="normal" officeooo:rsid="0a0708ec" style:font-weight-asian="normal" style:font-weight-complex="normal"/>
    </style:style>
    <style:style style:name="T483" style:family="text">
      <style:text-properties style:text-underline-style="none" fo:font-weight="normal" officeooo:rsid="0a07c087" style:font-weight-asian="normal" style:font-weight-complex="normal"/>
    </style:style>
    <style:style style:name="T484" style:family="text">
      <style:text-properties style:text-underline-style="none" fo:font-weight="normal" officeooo:rsid="0406819f" style:font-weight-asian="normal" style:font-weight-complex="normal"/>
    </style:style>
    <style:style style:name="T485" style:family="text">
      <style:text-properties style:text-underline-style="none" fo:font-weight="normal" officeooo:rsid="08b94969" style:font-weight-asian="normal" style:font-weight-complex="normal"/>
    </style:style>
    <style:style style:name="T486" style:family="text">
      <style:text-properties style:text-underline-style="none" fo:font-weight="normal" officeooo:rsid="08a23978" style:font-weight-asian="normal" style:font-weight-complex="normal"/>
    </style:style>
    <style:style style:name="T487" style:family="text">
      <style:text-properties style:text-underline-style="none" fo:font-weight="normal" officeooo:rsid="06bc7c5f" style:font-weight-asian="normal" style:font-weight-complex="normal"/>
    </style:style>
    <style:style style:name="T488" style:family="text">
      <style:text-properties style:text-underline-style="none" fo:font-weight="normal" officeooo:rsid="068aaaf9" style:font-weight-asian="normal" style:font-weight-complex="normal"/>
    </style:style>
    <style:style style:name="T489" style:family="text">
      <style:text-properties style:text-underline-style="none" fo:font-weight="normal" officeooo:rsid="00a71900" style:font-weight-asian="normal" style:font-weight-complex="normal"/>
    </style:style>
    <style:style style:name="T490" style:family="text">
      <style:text-properties style:text-underline-style="none" fo:font-weight="normal" officeooo:rsid="014de3f6" style:font-weight-asian="normal" style:font-weight-complex="normal"/>
    </style:style>
    <style:style style:name="T491" style:family="text">
      <style:text-properties style:text-underline-style="none" fo:font-weight="normal" officeooo:rsid="01783e65" style:font-weight-asian="normal" style:font-weight-complex="normal"/>
    </style:style>
    <style:style style:name="T492" style:family="text">
      <style:text-properties style:text-underline-style="none" fo:font-weight="normal" officeooo:rsid="0231bd75" style:font-weight-asian="normal" style:font-weight-complex="normal"/>
    </style:style>
    <style:style style:name="T493" style:family="text">
      <style:text-properties style:text-underline-style="none" fo:font-weight="normal" officeooo:rsid="0164c162" style:font-weight-asian="normal" style:font-weight-complex="normal"/>
    </style:style>
    <style:style style:name="T494" style:family="text">
      <style:text-properties style:text-underline-style="none" fo:font-weight="normal" officeooo:rsid="01fd3e75" style:font-weight-asian="normal" style:font-weight-complex="normal"/>
    </style:style>
    <style:style style:name="T495" style:family="text">
      <style:text-properties style:text-underline-style="none" fo:font-weight="normal" officeooo:rsid="025152ee" style:font-weight-asian="normal" style:font-weight-complex="normal"/>
    </style:style>
    <style:style style:name="T496" style:family="text">
      <style:text-properties style:text-underline-style="none" fo:font-weight="normal" officeooo:rsid="06dadc0a" style:font-weight-asian="normal" style:font-weight-complex="normal"/>
    </style:style>
    <style:style style:name="T497" style:family="text">
      <style:text-properties style:text-underline-style="none" fo:font-weight="normal" officeooo:rsid="0165a9ee" style:font-weight-asian="normal" style:font-weight-complex="normal"/>
    </style:style>
    <style:style style:name="T498" style:family="text">
      <style:text-properties style:text-underline-style="none" fo:font-weight="normal" officeooo:rsid="01818bca" style:font-weight-asian="normal" style:font-weight-complex="normal"/>
    </style:style>
    <style:style style:name="T499" style:family="text">
      <style:text-properties style:text-underline-style="none" fo:font-weight="normal" officeooo:rsid="0168f1c1" style:font-weight-asian="normal" style:font-weight-complex="normal"/>
    </style:style>
    <style:style style:name="T500" style:family="text">
      <style:text-properties style:text-underline-style="none" fo:font-weight="normal" officeooo:rsid="017ffa4f" style:font-weight-asian="normal" style:font-weight-complex="normal"/>
    </style:style>
    <style:style style:name="T501" style:family="text">
      <style:text-properties style:text-underline-style="none" fo:font-weight="normal" officeooo:rsid="01cd2611" style:font-weight-asian="normal" style:font-weight-complex="normal"/>
    </style:style>
    <style:style style:name="T502" style:family="text">
      <style:text-properties style:text-underline-style="none" fo:font-weight="normal" officeooo:rsid="023af887" style:font-weight-asian="normal" style:font-weight-complex="normal"/>
    </style:style>
    <style:style style:name="T503" style:family="text">
      <style:text-properties style:text-underline-style="none" fo:font-weight="normal" officeooo:rsid="0275f7f6" style:font-weight-asian="normal" style:font-weight-complex="normal"/>
    </style:style>
    <style:style style:name="T504" style:family="text">
      <style:text-properties style:text-underline-style="none" fo:font-weight="normal" officeooo:rsid="029ae6a3" style:font-weight-asian="normal" style:font-weight-complex="normal"/>
    </style:style>
    <style:style style:name="T505" style:family="text">
      <style:text-properties style:text-underline-style="none" fo:font-weight="normal" officeooo:rsid="02a5049e" style:font-weight-asian="normal" style:font-weight-complex="normal"/>
    </style:style>
    <style:style style:name="T506" style:family="text">
      <style:text-properties style:text-underline-style="none" fo:font-weight="normal" officeooo:rsid="02ded549" style:font-weight-asian="normal" style:font-weight-complex="normal"/>
    </style:style>
    <style:style style:name="T507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508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509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510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511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512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513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514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515" style:family="text">
      <style:text-properties style:text-underline-style="none" fo:font-weight="normal" officeooo:rsid="0280887c" style:font-name-asian="TimesNewRomanPSMT" style:font-weight-asian="normal" style:font-name-complex="TimesNewRomanPSMT" style:font-weight-complex="normal"/>
    </style:style>
    <style:style style:name="T516" style:family="text">
      <style:text-properties style:text-underline-style="none" fo:font-weight="normal" officeooo:rsid="025aae24" style:font-name-asian="TimesNewRomanPSMT" style:font-weight-asian="normal" style:font-name-complex="TimesNewRomanPSMT" style:font-weight-complex="normal"/>
    </style:style>
    <style:style style:name="T517" style:family="text">
      <style:text-properties style:text-underline-style="none" fo:font-weight="normal" officeooo:rsid="02d6f9a2" style:font-name-asian="TimesNewRomanPSMT" style:font-weight-asian="normal" style:font-name-complex="TimesNewRomanPSMT" style:font-weight-complex="normal"/>
    </style:style>
    <style:style style:name="T518" style:family="text">
      <style:text-properties style:text-underline-style="none" fo:font-weight="normal" officeooo:rsid="06dadc0a" style:font-name-asian="TimesNewRomanPSMT" style:font-weight-asian="normal" style:font-name-complex="TimesNewRomanPSMT" style:font-weight-complex="normal"/>
    </style:style>
    <style:style style:name="T519" style:family="text">
      <style:text-properties style:text-underline-style="none" fo:font-weight="normal" officeooo:rsid="02ded549" style:font-name-asian="TimesNewRomanPSMT" style:font-weight-asian="normal" style:font-name-complex="TimesNewRomanPSMT" style:font-weight-complex="normal"/>
    </style:style>
    <style:style style:name="T520" style:family="text">
      <style:text-properties style:text-underline-style="none" fo:font-weight="normal" officeooo:rsid="01fd3e75" style:font-name-asian="TimesNewRomanPSMT" style:font-weight-asian="normal" style:font-name-complex="TimesNewRomanPSMT" style:font-weight-complex="normal"/>
    </style:style>
    <style:style style:name="T521" style:family="text">
      <style:text-properties style:text-underline-style="none" officeooo:rsid="042b9603"/>
    </style:style>
    <style:style style:name="T522" style:family="text">
      <style:text-properties style:text-underline-style="none" officeooo:rsid="041ac83a"/>
    </style:style>
    <style:style style:name="T523" style:family="text">
      <style:text-properties style:text-underline-style="none" officeooo:rsid="0577c42f"/>
    </style:style>
    <style:style style:name="T524" style:family="text">
      <style:text-properties style:text-underline-style="none" officeooo:rsid="0fd59118" style:font-name-complex="Arial1"/>
    </style:style>
    <style:style style:name="T525" style:family="text">
      <style:text-properties style:text-underline-style="none" officeooo:rsid="1262499f" style:font-name-complex="Arial1"/>
    </style:style>
    <style:style style:name="T526" style:family="text">
      <style:text-properties style:text-underline-style="none" officeooo:rsid="0fcadcbe" style:font-name-complex="Arial1"/>
    </style:style>
    <style:style style:name="T527" style:family="text">
      <style:text-properties style:text-underline-style="none" officeooo:rsid="0cf0bf36" style:font-name-complex="Arial1"/>
    </style:style>
    <style:style style:name="T528" style:family="text">
      <style:text-properties style:text-underline-style="none" officeooo:rsid="13d0b9ad" style:font-name-complex="Arial1"/>
    </style:style>
    <style:style style:name="T529" style:family="text">
      <style:text-properties style:text-underline-style="none" officeooo:rsid="0ab6cd50" style:font-name-complex="Arial1"/>
    </style:style>
    <style:style style:name="T530" style:family="text">
      <style:text-properties style:text-underline-style="none" officeooo:rsid="13c1991a" style:font-name-complex="Arial1"/>
    </style:style>
    <style:style style:name="T531" style:family="text">
      <style:text-properties style:text-underline-style="none" officeooo:rsid="0fd6c083" style:font-name-complex="Arial1"/>
    </style:style>
    <style:style style:name="T532" style:family="text">
      <style:text-properties style:text-underline-style="none" officeooo:rsid="0fd5ec6d" style:font-name-complex="Arial1"/>
    </style:style>
    <style:style style:name="T533" style:family="text">
      <style:text-properties style:text-underline-style="none" officeooo:rsid="0107fbf3" style:font-name-complex="Arial1"/>
    </style:style>
    <style:style style:name="T534" style:family="text">
      <style:text-properties style:text-underline-style="none" officeooo:rsid="08702bdf" style:font-name-complex="Arial1"/>
    </style:style>
    <style:style style:name="T535" style:family="text">
      <style:text-properties style:text-underline-style="none" officeooo:rsid="02677d17" style:font-name-complex="Arial1"/>
    </style:style>
    <style:style style:name="T536" style:family="text">
      <style:text-properties style:text-underline-style="none" officeooo:rsid="0b107c72" style:font-name-complex="Arial1"/>
    </style:style>
    <style:style style:name="T537" style:family="text">
      <style:text-properties style:text-underline-style="none" officeooo:rsid="0d2c7e69" style:font-name-complex="Arial1"/>
    </style:style>
    <style:style style:name="T538" style:family="text">
      <style:text-properties style:text-underline-style="none" officeooo:rsid="13d1de22" style:font-name-complex="Arial1"/>
    </style:style>
    <style:style style:name="T539" style:family="text">
      <style:text-properties style:text-underline-style="none" officeooo:rsid="01f13009" style:font-name-complex="Arial1"/>
    </style:style>
    <style:style style:name="T540" style:family="text">
      <style:text-properties style:text-underline-style="none" officeooo:rsid="0766ac7e" style:font-name-complex="Arial1"/>
    </style:style>
    <style:style style:name="T541" style:family="text">
      <style:text-properties style:text-underline-style="none" officeooo:rsid="0aa8a0fd" style:font-name-complex="Arial1"/>
    </style:style>
    <style:style style:name="T542" style:family="text">
      <style:text-properties style:text-underline-style="none" officeooo:rsid="0c1eb01a" style:font-name-complex="Arial1"/>
    </style:style>
    <style:style style:name="T543" style:family="text">
      <style:text-properties style:text-underline-style="none" officeooo:rsid="011afad5" style:font-name-complex="Arial1"/>
    </style:style>
    <style:style style:name="T544" style:family="text">
      <style:text-properties style:text-underline-style="none" officeooo:rsid="0d2e804f" style:font-name-complex="Arial1"/>
    </style:style>
    <style:style style:name="T545" style:family="text">
      <style:text-properties style:text-underline-style="none" officeooo:rsid="0d2f4e76" style:font-name-complex="Arial1"/>
    </style:style>
    <style:style style:name="T546" style:family="text">
      <style:text-properties style:text-underline-style="none" officeooo:rsid="02b09095" style:font-name-complex="Arial1"/>
    </style:style>
    <style:style style:name="T547" style:family="text">
      <style:text-properties style:text-underline-style="none" officeooo:rsid="02b2d261" style:font-name-complex="Arial1"/>
    </style:style>
    <style:style style:name="T548" style:family="text">
      <style:text-properties style:text-underline-style="none" officeooo:rsid="02f16aa8" style:font-name-complex="Arial1"/>
    </style:style>
    <style:style style:name="T549" style:family="text">
      <style:text-properties style:text-underline-style="none" fo:font-weight="bold" style:font-weight-asian="bold" style:font-weight-complex="bold"/>
    </style:style>
    <style:style style:name="T550" style:family="text">
      <style:text-properties style:text-underline-style="none" fo:font-weight="bold" officeooo:rsid="0406819f" style:font-weight-asian="bold" style:font-weight-complex="bold"/>
    </style:style>
    <style:style style:name="T551" style:family="text">
      <style:text-properties style:text-underline-style="none" officeooo:rsid="075168ef"/>
    </style:style>
    <style:style style:name="T552" style:family="text">
      <style:text-properties style:text-underline-style="none" officeooo:rsid="05ac6194"/>
    </style:style>
    <style:style style:name="T553" style:family="text">
      <style:text-properties style:text-underline-style="none" officeooo:rsid="07cb7873"/>
    </style:style>
    <style:style style:name="T554" style:family="text">
      <style:text-properties style:text-underline-style="none" officeooo:rsid="07512413" style:font-name-asian="TimesNewRomanPSMT" style:font-name-complex="TimesNewRomanPSMT"/>
    </style:style>
    <style:style style:name="T555" style:family="text">
      <style:text-properties officeooo:rsid="004903cc"/>
    </style:style>
    <style:style style:name="T556" style:family="text">
      <style:text-properties style:font-name-complex="Arial1"/>
    </style:style>
    <style:style style:name="T557" style:family="text">
      <style:text-properties officeooo:rsid="057629d4" style:font-name-complex="Arial1"/>
    </style:style>
    <style:style style:name="T558" style:family="text">
      <style:text-properties officeooo:rsid="0cca5b0e" style:font-name-complex="Arial1"/>
    </style:style>
    <style:style style:name="T559" style:family="text">
      <style:text-properties officeooo:rsid="0fdbaba8" style:font-name-complex="Arial1"/>
    </style:style>
    <style:style style:name="T560" style:family="text">
      <style:text-properties officeooo:rsid="09f4664e" style:font-name-complex="Arial1"/>
    </style:style>
    <style:style style:name="T561" style:family="text">
      <style:text-properties officeooo:rsid="00944c32" style:font-name-complex="Arial1"/>
    </style:style>
    <style:style style:name="T562" style:family="text">
      <style:text-properties officeooo:rsid="00a57646" style:font-name-complex="Arial1"/>
    </style:style>
    <style:style style:name="T563" style:family="text">
      <style:text-properties officeooo:rsid="003b8c87" style:font-name-complex="Arial1"/>
    </style:style>
    <style:style style:name="T564" style:family="text">
      <style:text-properties officeooo:rsid="00a98c5f" style:font-name-complex="Arial1"/>
    </style:style>
    <style:style style:name="T565" style:family="text">
      <style:text-properties officeooo:rsid="08ef4c9f" style:font-name-complex="Arial1"/>
    </style:style>
    <style:style style:name="T566" style:family="text">
      <style:text-properties officeooo:rsid="0139dc55" style:font-name-complex="Arial1"/>
    </style:style>
    <style:style style:name="T567" style:family="text">
      <style:text-properties officeooo:rsid="018b632d" style:font-name-complex="Arial1"/>
    </style:style>
    <style:style style:name="T568" style:family="text">
      <style:text-properties officeooo:rsid="01a6503b" style:font-name-complex="Arial1"/>
    </style:style>
    <style:style style:name="T569" style:family="text">
      <style:text-properties officeooo:rsid="028a896a" style:font-name-complex="Arial1"/>
    </style:style>
    <style:style style:name="T570" style:family="text">
      <style:text-properties officeooo:rsid="02b09095" style:font-name-complex="Arial1"/>
    </style:style>
    <style:style style:name="T571" style:family="text">
      <style:text-properties officeooo:rsid="02d53c52" style:font-name-complex="Arial1"/>
    </style:style>
    <style:style style:name="T572" style:family="text">
      <style:text-properties officeooo:rsid="02efd785" style:font-name-complex="Arial1"/>
    </style:style>
    <style:style style:name="T573" style:family="text">
      <style:text-properties style:font-name-asian="TimesNewRomanPSMT" style:font-name-complex="TimesNewRomanPSMT"/>
    </style:style>
    <style:style style:name="T574" style:family="text">
      <style:text-properties officeooo:rsid="0c785783" style:font-name-asian="TimesNewRomanPSMT" style:font-name-complex="TimesNewRomanPSMT"/>
    </style:style>
    <style:style style:name="T575" style:family="text">
      <style:text-properties officeooo:rsid="0c0ab61c" style:font-name-asian="TimesNewRomanPSMT" style:font-name-complex="TimesNewRomanPSMT"/>
    </style:style>
    <style:style style:name="T576" style:family="text">
      <style:text-properties officeooo:rsid="05a63105" style:font-name-asian="TimesNewRomanPSMT" style:font-name-complex="TimesNewRomanPSMT"/>
    </style:style>
    <style:style style:name="T577" style:family="text">
      <style:text-properties officeooo:rsid="014de3f6" style:font-name-asian="TimesNewRomanPSMT" style:font-name-complex="TimesNewRomanPSMT"/>
    </style:style>
    <style:style style:name="T578" style:family="text">
      <style:text-properties officeooo:rsid="01c41317" style:font-name-asian="TimesNewRomanPSMT" style:font-name-complex="TimesNewRomanPSMT"/>
    </style:style>
    <style:style style:name="T579" style:family="text">
      <style:text-properties officeooo:rsid="024ebc55" style:font-name-asian="TimesNewRomanPSMT" style:font-name-complex="TimesNewRomanPSMT"/>
    </style:style>
    <style:style style:name="T580" style:family="text">
      <style:text-properties officeooo:rsid="041bf7a6" style:font-name-asian="TimesNewRomanPSMT" style:font-name-complex="TimesNewRomanPSMT"/>
    </style:style>
    <style:style style:name="T581" style:family="text">
      <style:text-properties officeooo:rsid="041b1a90" style:font-name-asian="TimesNewRomanPSMT" style:font-name-complex="TimesNewRomanPSMT"/>
    </style:style>
    <style:style style:name="T582" style:family="text">
      <style:text-properties officeooo:rsid="03b5ad67" style:font-name-asian="TimesNewRomanPSMT" style:font-name-complex="TimesNewRomanPSMT"/>
    </style:style>
    <style:style style:name="T583" style:family="text">
      <style:text-properties officeooo:rsid="03b79783" style:font-name-asian="TimesNewRomanPSMT" style:font-name-complex="TimesNewRomanPSMT"/>
    </style:style>
    <style:style style:name="T584" style:family="text">
      <style:text-properties officeooo:rsid="02c8badb" style:font-name-asian="TimesNewRomanPSMT" style:font-name-complex="TimesNewRomanPSMT"/>
    </style:style>
    <style:style style:name="T585" style:family="text">
      <style:text-properties officeooo:rsid="0303ed6a" style:font-name-asian="TimesNewRomanPSMT" style:font-name-complex="TimesNewRomanPSMT"/>
    </style:style>
    <style:style style:name="T586" style:family="text">
      <style:text-properties officeooo:rsid="029302be" style:font-name-asian="TimesNewRomanPSMT" style:font-name-complex="TimesNewRomanPSMT"/>
    </style:style>
    <style:style style:name="T587" style:family="text">
      <style:text-properties officeooo:rsid="0298f726" style:font-name-asian="TimesNewRomanPSMT" style:font-name-complex="TimesNewRomanPSMT"/>
    </style:style>
    <style:style style:name="T588" style:family="text">
      <style:text-properties officeooo:rsid="07512413" style:font-name-asian="TimesNewRomanPSMT" style:font-name-complex="TimesNewRomanPSMT"/>
    </style:style>
    <style:style style:name="T589" style:family="text">
      <style:text-properties fo:font-style="italic" style:font-name-asian="TimesNewRomanPSMT" style:font-style-asian="italic" style:font-name-complex="TimesNewRomanPSMT" style:font-style-complex="italic"/>
    </style:style>
    <style:style style:name="T590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91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92" style:family="text">
      <style:text-properties fo:font-style="italic" officeooo:rsid="07512413" style:font-name-asian="TimesNewRomanPSMT" style:font-style-asian="italic" style:font-name-complex="TimesNewRomanPSMT" style:font-style-complex="italic"/>
    </style:style>
    <style:style style:name="T593" style:family="text">
      <style:text-properties fo:font-style="italic" style:text-underline-style="none" style:font-style-asian="italic" style:font-style-complex="italic"/>
    </style:style>
    <style:style style:name="T594" style:family="text">
      <style:text-properties fo:font-style="italic" style:text-underline-style="none" officeooo:rsid="057608b7" style:font-style-asian="italic" style:font-style-complex="italic"/>
    </style:style>
    <style:style style:name="T595" style:family="text">
      <style:text-properties fo:font-style="italic" style:text-underline-style="none" officeooo:rsid="0577973f" style:font-style-asian="italic" style:font-style-complex="italic"/>
    </style:style>
    <style:style style:name="T596" style:family="text">
      <style:text-properties fo:font-style="italic" style:text-underline-style="none" officeooo:rsid="05ab2bce" style:font-style-asian="italic" style:font-style-complex="italic"/>
    </style:style>
    <style:style style:name="T597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98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99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600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601" style:family="text">
      <style:text-properties fo:font-style="italic" style:text-underline-style="none" fo:font-weight="normal" officeooo:rsid="030acbd9" style:font-style-asian="italic" style:font-weight-asian="normal" style:font-style-complex="italic" style:font-weight-complex="normal"/>
    </style:style>
    <style:style style:name="T602" style:family="text">
      <style:text-properties fo:font-style="italic" style:text-underline-style="none" fo:font-weight="normal" officeooo:rsid="0339906c" style:font-name-asian="TimesNewRomanPSMT" style:font-style-asian="italic" style:font-weight-asian="normal" style:font-name-complex="TimesNewRomanPSMT" style:font-style-complex="italic" style:font-weight-complex="normal"/>
    </style:style>
    <style:style style:name="T603" style:family="text">
      <style:text-properties fo:font-style="italic" style:text-underline-style="none" officeooo:rsid="07512413" style:font-name-asian="TimesNewRomanPSMT" style:font-style-asian="italic" style:font-name-complex="TimesNewRomanPSMT" style:font-style-complex="italic"/>
    </style:style>
    <style:style style:name="T604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08" style:family="text">
      <style:text-properties officeooo:rsid="006cb99b"/>
    </style:style>
    <style:style style:name="T609" style:family="text">
      <style:text-properties officeooo:rsid="00d93405"/>
    </style:style>
    <style:style style:name="T610" style:family="text">
      <style:text-properties style:text-underline-style="solid" style:text-underline-width="auto" style:text-underline-color="font-color"/>
    </style:style>
    <style:style style:name="T6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2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613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614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615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616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617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618" style:family="text">
      <style:text-properties style:text-underline-style="solid" style:text-underline-width="auto" style:text-underline-color="font-color" fo:font-weight="normal" officeooo:rsid="0309abbd" style:font-weight-asian="normal" style:font-weight-complex="normal"/>
    </style:style>
    <style:style style:name="T619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620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621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622" style:family="text">
      <style:text-properties style:text-underline-style="solid" style:text-underline-width="auto" style:text-underline-color="font-color" fo:font-weight="normal" officeooo:rsid="0168f1c1" style:font-name-asian="TimesNewRomanPSMT" style:font-weight-asian="normal" style:font-name-complex="TimesNewRomanPSMT" style:font-weight-complex="normal"/>
    </style:style>
    <style:style style:name="T623" style:family="text">
      <style:text-properties style:text-underline-style="solid" style:text-underline-width="auto" style:text-underline-color="font-color" fo:font-weight="normal" officeooo:rsid="025aae24" style:font-name-asian="TimesNewRomanPSMT" style:font-weight-asian="normal" style:font-name-complex="TimesNewRomanPSMT" style:font-weight-complex="normal"/>
    </style:style>
    <style:style style:name="T624" style:family="text">
      <style:text-properties style:text-underline-style="solid" style:text-underline-width="auto" style:text-underline-color="font-color" officeooo:rsid="0044cfad"/>
    </style:style>
    <style:style style:name="T625" style:family="text">
      <style:text-properties style:text-underline-style="solid" style:text-underline-width="auto" style:text-underline-color="font-color" officeooo:rsid="00923967"/>
    </style:style>
    <style:style style:name="T626" style:family="text">
      <style:text-properties style:text-underline-style="solid" style:text-underline-width="auto" style:text-underline-color="font-color" officeooo:rsid="00391b97"/>
    </style:style>
    <style:style style:name="T627" style:family="text">
      <style:text-properties style:text-underline-style="solid" style:text-underline-width="auto" style:text-underline-color="font-color" officeooo:rsid="01599fff"/>
    </style:style>
    <style:style style:name="T628" style:family="text">
      <style:text-properties style:text-underline-style="solid" style:text-underline-width="auto" style:text-underline-color="font-color" officeooo:rsid="07512413" style:font-name-asian="TimesNewRomanPSMT" style:font-name-complex="TimesNewRomanPSMT"/>
    </style:style>
    <style:style style:name="T629" style:family="text">
      <style:text-properties officeooo:rsid="00832ef3"/>
    </style:style>
    <style:style style:name="T630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1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2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3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4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5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6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7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8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9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0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1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2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3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4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5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6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7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8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9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50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51" style:family="text">
      <style:text-properties style:font-name="Times New Roman" fo:font-size="11pt" fo:font-style="normal" style:text-underline-style="none" fo:font-weight="normal" officeooo:rsid="02aa7f4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52" style:family="text">
      <style:text-properties style:font-name="Times New Roman" fo:font-size="11pt" fo:font-style="normal" style:text-underline-style="none" fo:font-weight="normal" officeooo:rsid="02ab82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53" style:family="text">
      <style:text-properties style:font-name="Times New Roman" fo:font-size="11pt" fo:font-style="normal" style:text-underline-style="none" fo:font-weight="normal" officeooo:rsid="02ac8d06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54" style:family="text">
      <style:text-properties style:font-name="Times New Roman" fo:font-size="11pt" fo:font-style="normal" style:text-underline-style="none" fo:font-weight="normal" officeooo:rsid="02eddbf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55" style:family="text">
      <style:text-properties style:font-name="Times New Roman" fo:font-size="11pt" fo:font-style="normal" style:text-underline-style="none" fo:font-weight="normal" officeooo:rsid="127e3f3a" style:font-size-asian="11pt" style:font-style-asian="normal" style:font-weight-asian="normal" style:font-size-complex="11pt" style:font-style-complex="normal" style:font-weight-complex="normal"/>
    </style:style>
    <style:style style:name="T656" style:family="text">
      <style:text-properties style:font-name="Times New Roman" fo:font-size="11pt" fo:font-style="normal" style:text-underline-style="none" fo:font-weight="normal" officeooo:rsid="02d18bdb" style:font-size-asian="11pt" style:font-style-asian="normal" style:font-weight-asian="normal" style:font-size-complex="11pt" style:font-style-complex="normal" style:font-weight-complex="normal"/>
    </style:style>
    <style:style style:name="T657" style:family="text">
      <style:text-properties style:font-name="Times New Roman" fo:font-size="11pt" fo:font-style="normal" style:text-underline-style="none" fo:font-weight="normal" officeooo:rsid="02ebf181" style:font-size-asian="11pt" style:font-style-asian="normal" style:font-weight-asian="normal" style:font-size-complex="11pt" style:font-style-complex="normal" style:font-weight-complex="normal"/>
    </style:style>
    <style:style style:name="T658" style:family="text">
      <style:text-properties style:font-name="Times New Roman" fo:font-size="11pt" fo:font-style="normal" style:text-underline-style="none" fo:font-weight="normal" officeooo:rsid="07512413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659" style:family="text">
      <style:text-properties style:font-name="Times New Roman" fo:font-size="11pt" fo:font-style="normal" style:text-underline-style="none" fo:font-weight="normal" officeooo:rsid="079b9602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660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61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62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63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64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65" style:family="text">
      <style:text-properties style:font-name="Times New Roman" fo:font-size="11pt" fo:language="en" fo:country="GB" fo:font-style="normal" style:text-underline-style="none" fo:font-weight="normal" officeooo:rsid="02aa7f4e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66" style:family="text">
      <style:text-properties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67" style:family="text">
      <style:text-properties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68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69" style:family="text">
      <style:text-properties style:font-name="Times New Roman" fo:font-size="11pt" fo:language="en" fo:country="GB" fo:font-style="normal" style:text-underline-style="none" fo:font-weight="bold" officeooo:rsid="02aeec6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70" style:family="text">
      <style:text-properties style:font-name="Times New Roman" fo:font-size="11pt" fo:language="en" fo:country="GB" fo:font-style="normal" style:text-underline-style="none" fo:font-weight="bold" officeooo:rsid="02b08960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71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72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73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74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75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76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77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78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79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80" style:family="text">
      <style:text-properties style:font-name="Times New Roman" fo:font-size="11pt" fo:language="en" fo:country="GB" style:text-underline-style="none" fo:font-weight="normal" officeooo:rsid="028b939c" style:font-size-asian="11pt" style:font-weight-asian="normal" style:font-name-complex="Times New Roman" style:font-size-complex="11pt" style:font-weight-complex="normal"/>
    </style:style>
    <style:style style:name="T681" style:family="text">
      <style:text-properties style:font-name="Times New Roman" fo:font-size="11pt" fo:language="en" fo:country="GB" style:text-underline-style="none" fo:font-weight="normal" officeooo:rsid="028cf563" style:font-size-asian="11pt" style:font-weight-asian="normal" style:font-name-complex="Times New Roman" style:font-size-complex="11pt" style:font-weight-complex="normal"/>
    </style:style>
    <style:style style:name="T682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83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84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85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86" style:family="text">
      <style:text-properties style:font-name="Times New Roman" fo:font-size="11pt" fo:language="fi" fo:country="FI" fo:font-weight="normal" officeooo:rsid="02a8c78e" fo:background-color="#ffffff" loext:char-shading-value="0" style:font-size-asian="11pt" style:font-weight-asian="normal" style:font-size-complex="11pt" style:font-weight-complex="normal"/>
    </style:style>
    <style:style style:name="T687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88" style:family="text">
      <style:text-properties style:font-name="Times New Roman" fo:font-size="11pt" style:font-size-asian="11pt" style:font-size-complex="11pt"/>
    </style:style>
    <style:style style:name="T689" style:family="text">
      <style:text-properties style:font-name="Times New Roman" fo:font-size="11pt" fo:letter-spacing="normal" fo:font-style="normal" style:text-underline-style="none" fo:font-weight="normal" officeooo:rsid="09141ad9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690" style:family="text">
      <style:text-properties style:font-name="Times New Roman" fo:font-size="11pt" fo:letter-spacing="normal" fo:font-style="normal" style:text-underline-style="none" fo:font-weight="normal" officeooo:rsid="079b9602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691" style:family="text">
      <style:text-properties style:font-name="Times New Roman" fo:font-size="11pt" fo:letter-spacing="normal" fo:font-style="normal" style:text-underline-style="none" fo:font-weight="normal" officeooo:rsid="0add58f0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692" style:family="text">
      <style:text-properties style:font-name="Times New Roman" fo:font-size="11pt" fo:letter-spacing="normal" fo:font-style="normal" style:text-underline-style="none" fo:font-weight="normal" officeooo:rsid="07512413" fo:background-color="#ffffff" loext:char-shading-value="0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 loext:padding="0in" loext:border="none"/>
    </style:style>
    <style:style style:name="T693" style:family="text">
      <style:text-properties style:font-name="Times New Roman" fo:font-size="11pt" fo:letter-spacing="normal" fo:font-style="normal" style:text-underline-style="none" fo:font-weight="normal" officeooo:rsid="03120207" fo:background-color="#ffffff" loext:char-shading-value="0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 loext:padding="0in" loext:border="none"/>
    </style:style>
    <style:style style:name="T694" style:family="text">
      <style:text-properties style:font-name="Times New Roman" fo:font-size="11pt" fo:letter-spacing="normal" fo:font-style="normal" fo:font-weight="normal" officeooo:rsid="079b9602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695" style:family="text">
      <style:text-properties style:font-name="Times New Roman" fo:font-size="11pt" fo:letter-spacing="normal" style:text-underline-style="none" fo:font-weight="normal" officeooo:rsid="09141ad9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696" style:family="text">
      <style:text-properties style:font-name="Times New Roman" fo:font-size="11pt" fo:letter-spacing="normal" style:text-underline-style="none" fo:font-weight="normal" officeooo:rsid="079b9602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697" style:family="text">
      <style:text-properties style:font-name="Times New Roman" fo:font-size="11pt" fo:letter-spacing="normal" style:text-underline-style="none" fo:font-weight="normal" officeooo:rsid="0add58f0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698" style:family="text">
      <style:text-properties style:font-name="Times New Roman" fo:font-size="11pt" fo:letter-spacing="normal" fo:font-style="italic" style:text-underline-style="none" fo:font-weight="normal" officeooo:rsid="09141ad9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699" style:family="text">
      <style:text-properties style:font-name="Times New Roman" fo:font-size="11pt" fo:letter-spacing="normal" fo:font-style="italic" style:text-underline-style="none" fo:font-weight="normal" officeooo:rsid="0add58f0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700" style:family="text">
      <style:text-properties style:font-name="Times New Roman" fo:font-size="11pt" fo:letter-spacing="normal" fo:font-style="italic" fo:font-weight="normal" officeooo:rsid="09141ad9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701" style:family="text">
      <style:text-properties style:font-name="Times New Roman" fo:font-size="11pt" fo:letter-spacing="normal" fo:font-style="italic" fo:font-weight="normal" officeooo:rsid="0add58f0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702" style:family="text">
      <style:text-properties style:font-name="Times New Roman" fo:font-size="11pt" fo:letter-spacing="normal" fo:font-style="italic" fo:font-weight="normal" officeooo:rsid="079b9602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703" style:family="text">
      <style:text-properties style:font-name="Times New Roman" fo:font-size="11pt" fo:letter-spacing="normal" fo:font-style="italic" style:text-underline-style="solid" style:text-underline-width="auto" style:text-underline-color="font-color" fo:font-weight="normal" officeooo:rsid="0add58f0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704" style:family="text">
      <style:text-properties style:font-name="Times New Roman" fo:font-size="11pt" fo:letter-spacing="normal" fo:font-weight="normal" officeooo:rsid="079b9602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705" style:family="text">
      <style:text-properties style:font-name="Times New Roman" fo:font-size="11pt" fo:letter-spacing="normal" fo:font-weight="normal" officeooo:rsid="09141ad9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706" style:family="text">
      <style:text-properties style:font-name="Times New Roman" fo:font-size="11pt" fo:letter-spacing="normal" fo:font-weight="normal" officeooo:rsid="03112dfa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707" style:family="text">
      <style:text-properties style:font-name="Times New Roman" fo:font-size="11pt" fo:letter-spacing="normal" fo:font-weight="normal" officeooo:rsid="03120207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708" style:family="text">
      <style:text-properties style:font-name="Times New Roman" fo:font-size="11pt" fo:letter-spacing="normal" style:text-underline-style="solid" style:text-underline-width="auto" style:text-underline-color="font-color" fo:font-weight="normal" officeooo:rsid="079b9602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709" style:family="text">
      <style:text-properties style:font-name="Times New Roman" fo:font-size="11pt" fo:letter-spacing="normal" officeooo:rsid="03112dfa" fo:background-color="#ffffff" loext:char-shading-value="0" style:font-name-asian="TimesNewRomanPSMT" style:font-size-asian="11pt" style:font-name-complex="Cochin" style:font-size-complex="11pt" loext:padding="0in" loext:border="none"/>
    </style:style>
    <style:style style:name="T710" style:family="text">
      <style:text-properties style:font-name="Times New Roman" fo:font-size="11pt" style:text-underline-style="none" fo:font-weight="normal" officeooo:rsid="07512413" style:font-name-asian="TimesNewRomanPSMT" style:font-size-asian="11pt" style:font-weight-asian="normal" style:font-name-complex="TimesNewRomanPSMT" style:font-size-complex="11pt" style:font-weight-complex="normal"/>
    </style:style>
    <style:style style:name="T711" style:family="text">
      <style:text-properties style:font-name="Times New Roman" fo:font-size="11pt" style:text-underline-style="none" fo:font-weight="normal" officeooo:rsid="079b9602" style:font-name-asian="TimesNewRomanPSMT" style:font-size-asian="11pt" style:font-weight-asian="normal" style:font-name-complex="TimesNewRomanPSMT" style:font-size-complex="11pt" style:font-weight-complex="normal"/>
    </style:style>
    <style:style style:name="T712" style:family="text">
      <style:text-properties style:font-name="Times New Roman" fo:font-size="11pt" fo:font-style="italic" style:text-underline-style="none" fo:font-weight="normal" officeooo:rsid="07512413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T713" style:family="text">
      <style:text-properties style:font-name="Times New Roman" fo:font-size="11pt" fo:font-style="italic" style:text-underline-style="none" fo:font-weight="normal" officeooo:rsid="079b9602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T714" style:family="text">
      <style:text-properties style:font-name="Times New Roman" fo:font-size="11pt" fo:font-style="italic" fo:font-weight="normal" officeooo:rsid="07512413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T715" style:family="text">
      <style:text-properties style:font-name="Times New Roman" fo:font-size="11pt" fo:font-style="italic" fo:font-weight="normal" officeooo:rsid="079b9602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T716" style:family="text">
      <style:text-properties style:font-name="Times New Roman" fo:font-size="11pt" fo:font-style="italic" style:text-underline-style="solid" style:text-underline-width="auto" style:text-underline-color="font-color" fo:font-weight="normal" officeooo:rsid="07512413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T717" style:family="text">
      <style:text-properties style:font-name="Times New Roman" fo:font-size="11pt" fo:font-style="italic" style:text-underline-style="solid" style:text-underline-width="auto" style:text-underline-color="font-color" fo:font-weight="normal" officeooo:rsid="079b9602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T718" style:family="text">
      <style:text-properties style:font-name="Times New Roman" fo:font-size="11pt" fo:font-weight="normal" officeooo:rsid="07512413" style:font-name-asian="TimesNewRomanPSMT" style:font-size-asian="11pt" style:font-weight-asian="normal" style:font-name-complex="TimesNewRomanPSMT" style:font-size-complex="11pt" style:font-weight-complex="normal"/>
    </style:style>
    <style:style style:name="T719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720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721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722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723" style:family="text">
      <style:text-properties style:font-name="Times New Roman" fo:font-style="normal" style:text-underline-style="none" officeooo:rsid="07512413" style:font-name-asian="TimesNewRomanPSMT" style:font-style-asian="normal" style:font-name-complex="TimesNewRomanPSMT" style:font-style-complex="normal"/>
    </style:style>
    <style:style style:name="T724" style:family="text">
      <style:text-properties style:font-name="Times New Roman" fo:font-style="normal" officeooo:rsid="07512413" style:font-name-asian="TimesNewRomanPSMT" style:font-style-asian="normal" style:font-name-complex="TimesNewRomanPSMT" style:font-style-complex="normal"/>
    </style:style>
    <style:style style:name="T725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726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727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728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729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730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731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732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733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734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735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736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737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738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739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740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741" style:family="text">
      <style:text-properties style:font-name="Times New Roman" style:text-underline-style="none" officeooo:rsid="07512413" style:font-name-asian="TimesNewRomanPSMT" style:font-name-complex="TimesNewRomanPSMT"/>
    </style:style>
    <style:style style:name="T742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743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744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745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746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747" style:family="text">
      <style:text-properties style:font-name="Times New Roman" fo:font-size="10.5pt" style:text-underline-style="none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748" style:family="text">
      <style:text-properties style:font-name="Times New Roman" fo:font-size="10.5pt" style:text-underline-style="solid" style:text-underline-width="auto" style:text-underline-color="font-color" fo:font-weight="normal" officeooo:rsid="079b9602" style:font-name-asian="TimesNewRomanPSMT" style:font-size-asian="10.5pt" style:font-weight-asian="normal" style:font-name-complex="TimesNewRomanPSMT" style:font-size-complex="10.5pt" style:font-weight-complex="normal"/>
    </style:style>
    <style:style style:name="T749" style:family="text">
      <style:text-properties style:font-name="Times New Roman" fo:font-size="10.5pt" style:text-underline-style="solid" style:text-underline-width="auto" style:text-underline-color="font-color" fo:font-weight="normal" officeooo:rsid="06cb4a30" style:font-name-asian="TimesNewRomanPSMT" style:font-size-asian="10.5pt" style:font-weight-asian="normal" style:font-name-complex="TimesNewRomanPSMT" style:font-size-complex="10.5pt" style:font-weight-complex="normal"/>
    </style:style>
    <style:style style:name="T750" style:family="text">
      <style:text-properties style:font-name="Times New Roman" fo:font-size="10.5pt" style:text-underline-style="solid" style:text-underline-width="auto" style:text-underline-color="font-color" fo:font-weight="normal" officeooo:rsid="07512413" style:font-name-asian="TimesNewRomanPSMT" style:font-size-asian="10.5pt" style:font-weight-asian="normal" style:font-name-complex="TimesNewRomanPSMT" style:font-size-complex="10.5pt" style:font-weight-complex="normal"/>
    </style:style>
    <style:style style:name="T751" style:family="text">
      <style:text-properties style:font-name="Times New Roman" fo:font-size="10.5pt" fo:font-style="normal" style:text-underline-style="solid" style:text-underline-width="auto" style:text-underline-color="font-color" fo:font-weight="normal" officeooo:rsid="07512413" style:font-name-asian="TimesNewRomanPSMT" style:font-size-asian="10.5pt" style:font-style-asian="normal" style:font-weight-asian="normal" style:font-name-complex="TimesNewRomanPSMT" style:font-size-complex="10.5pt" style:font-style-complex="normal" style:font-weight-complex="normal"/>
    </style:style>
    <style:style style:name="T752" style:family="text">
      <style:text-properties style:font-name="Times New Roman" fo:font-size="10.5pt" fo:font-weight="normal" officeooo:rsid="07512413" style:font-name-asian="TimesNewRomanPSMT" style:font-size-asian="10.5pt" style:font-weight-asian="normal" style:font-name-complex="TimesNewRomanPSMT" style:font-size-complex="10.5pt" style:font-weight-complex="normal"/>
    </style:style>
    <style:style style:name="T753" style:family="text">
      <style:text-properties style:font-name="Times New Roman" fo:font-style="italic" style:text-underline-style="none" officeooo:rsid="07512413" style:font-name-asian="TimesNewRomanPSMT" style:font-style-asian="italic" style:font-name-complex="TimesNewRomanPSMT" style:font-style-complex="italic"/>
    </style:style>
    <style:style style:name="T754" style:family="text">
      <style:text-properties style:font-name="Times New Roman" fo:font-style="italic" officeooo:rsid="07512413" style:font-name-asian="TimesNewRomanPSMT" style:font-style-asian="italic" style:font-name-complex="TimesNewRomanPSMT" style:font-style-complex="italic"/>
    </style:style>
    <style:style style:name="T755" style:family="text">
      <style:text-properties style:font-name="Times New Roman" fo:font-style="italic" style:text-underline-style="solid" style:text-underline-width="auto" style:text-underline-color="font-color" officeooo:rsid="07512413" style:font-name-asian="TimesNewRomanPSMT" style:font-style-asian="italic" style:font-name-complex="TimesNewRomanPSMT" style:font-style-complex="italic"/>
    </style:style>
    <style:style style:name="T756" style:family="text">
      <style:text-properties style:font-name="Times New Roman" officeooo:rsid="07512413" style:font-name-asian="TimesNewRomanPSMT" style:font-name-complex="TimesNewRomanPSMT"/>
    </style:style>
    <style:style style:name="T757" style:family="text">
      <style:text-properties style:font-name="Times New Roman" style:text-underline-style="solid" style:text-underline-width="auto" style:text-underline-color="font-color" officeooo:rsid="07512413" style:font-name-asian="TimesNewRomanPSMT" style:font-name-complex="TimesNewRomanPSMT"/>
    </style:style>
    <style:style style:name="T758" style:family="text">
      <style:text-properties officeooo:rsid="00923967"/>
    </style:style>
    <style:style style:name="T759" style:family="text">
      <style:text-properties officeooo:rsid="053de042"/>
    </style:style>
    <style:style style:name="T760" style:family="text">
      <style:text-properties officeooo:rsid="00d7d8df"/>
    </style:style>
    <style:style style:name="T761" style:family="text">
      <style:text-properties officeooo:rsid="00d92337"/>
    </style:style>
    <style:style style:name="T762" style:family="text">
      <style:text-properties officeooo:rsid="0137f45c"/>
    </style:style>
    <style:style style:name="T763" style:family="text">
      <style:text-properties officeooo:rsid="0b6dcd91"/>
    </style:style>
    <style:style style:name="T764" style:family="text">
      <style:text-properties officeooo:rsid="013d192b"/>
    </style:style>
    <style:style style:name="T765" style:family="text">
      <style:text-properties officeooo:rsid="08978b8b"/>
    </style:style>
    <style:style style:name="T766" style:family="text">
      <style:text-properties officeooo:rsid="0e1120df"/>
    </style:style>
    <style:style style:name="T767" style:family="text">
      <style:text-properties officeooo:rsid="102f39d3"/>
    </style:style>
    <style:style style:name="T768" style:family="text">
      <style:text-properties officeooo:rsid="07b786e0"/>
    </style:style>
    <style:style style:name="T769" style:family="text">
      <style:text-properties officeooo:rsid="0e0efa14"/>
    </style:style>
    <style:style style:name="T770" style:family="text">
      <style:text-properties officeooo:rsid="053c226f"/>
    </style:style>
    <style:style style:name="T771" style:family="text">
      <style:text-properties officeooo:rsid="06aeab68"/>
    </style:style>
    <style:style style:name="T772" style:family="text">
      <style:text-properties officeooo:rsid="01f65f19"/>
    </style:style>
    <style:style style:name="T773" style:family="text">
      <style:text-properties officeooo:rsid="023c36f7"/>
    </style:style>
    <style:style style:name="T774" style:family="text">
      <style:text-properties officeooo:rsid="01cda42d"/>
    </style:style>
    <style:style style:name="T775" style:family="text">
      <style:text-properties officeooo:rsid="0275f7f6"/>
    </style:style>
    <style:style style:name="T776" style:family="text">
      <style:text-properties officeooo:rsid="02e0d22b"/>
    </style:style>
    <style:style style:name="T777" style:family="text">
      <style:text-properties officeooo:rsid="02efd785"/>
    </style:style>
    <style:style style:name="T778" style:family="text">
      <style:text-properties fo:font-size="10.5pt" style:text-underline-style="solid" style:text-underline-width="auto" style:text-underline-color="font-color" fo:font-weight="normal" officeooo:rsid="041bf7a6" style:font-name-asian="TimesNewRomanPSMT" style:font-size-asian="10.5pt" style:font-weight-asian="normal" style:font-name-complex="TimesNewRomanPSMT" style:font-size-complex="10.5pt" style:font-weight-complex="normal"/>
    </style:style>
    <style:style style:name="T779" style:family="text">
      <style:text-properties fo:font-size="10.5pt" style:text-underline-style="solid" style:text-underline-width="auto" style:text-underline-color="font-color" fo:font-weight="normal" officeooo:rsid="02d28d9d" style:font-name-asian="TimesNewRomanPSMT" style:font-size-asian="10.5pt" style:font-weight-asian="normal" style:font-name-complex="TimesNewRomanPSMT" style:font-size-complex="10.5pt" style:font-weight-complex="normal"/>
    </style:style>
    <style:style style:name="T780" style:family="text">
      <style:text-properties fo:font-size="10.5pt" style:text-underline-style="solid" style:text-underline-width="auto" style:text-underline-color="font-color" fo:font-weight="normal" officeooo:rsid="06cb4a30" style:font-name-asian="TimesNewRomanPSMT" style:font-size-asian="10.5pt" style:font-weight-asian="normal" style:font-name-complex="TimesNewRomanPSMT" style:font-size-complex="10.5pt" style:font-weight-complex="normal"/>
    </style:style>
    <style:style style:name="T781" style:family="text">
      <style:text-properties fo:font-size="10.5pt" style:text-underline-style="solid" style:text-underline-width="auto" style:text-underline-color="font-color" fo:font-weight="normal" officeooo:rsid="079b9602" style:font-name-asian="TimesNewRomanPSMT" style:font-size-asian="10.5pt" style:font-weight-asian="normal" style:font-name-complex="TimesNewRomanPSMT" style:font-size-complex="10.5pt" style:font-weight-complex="normal"/>
    </style:style>
    <style:style style:name="T782" style:family="text">
      <style:text-properties fo:font-size="10.5pt" style:text-underline-style="none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783" style:family="text">
      <style:text-properties fo:font-size="10.5pt" style:text-underline-style="none" fo:font-weight="normal" officeooo:rsid="0165a9ee" style:font-name-asian="TimesNewRomanPSMT" style:font-size-asian="10.5pt" style:font-weight-asian="normal" style:font-name-complex="TimesNewRomanPSMT" style:font-size-complex="10.5pt" style:font-weight-complex="normal"/>
    </style:style>
    <style:style style:name="T784" style:family="text">
      <style:text-properties fo:font-size="10.5pt" style:text-underline-style="none" fo:font-weight="normal" officeooo:rsid="07630b17" style:font-name-asian="TimesNewRomanPSMT" style:font-size-asian="10.5pt" style:font-weight-asian="normal" style:font-name-complex="TimesNewRomanPSMT" style:font-size-complex="10.5pt" style:font-weight-complex="normal"/>
    </style:style>
    <style:style style:name="T785" style:family="text">
      <style:text-properties fo:font-size="10.5pt" fo:font-style="normal" style:text-underline-style="solid" style:text-underline-width="auto" style:text-underline-color="font-color" fo:font-weight="normal" style:font-name-asian="TimesNewRomanPSMT" style:font-size-asian="10.5pt" style:font-style-asian="normal" style:font-weight-asian="normal" style:font-name-complex="TimesNewRomanPSMT" style:font-size-complex="10.5pt" style:font-style-complex="normal" style:font-weight-complex="normal"/>
    </style:style>
    <style:style style:name="T786" style:family="text">
      <style:text-properties fo:font-size="11pt" fo:letter-spacing="normal" fo:font-style="normal" style:text-underline-style="solid" style:text-underline-width="auto" style:text-underline-color="font-color" fo:font-weight="normal" officeooo:rsid="0af48aad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787" style:family="text">
      <style:text-properties fo:font-size="11pt" fo:letter-spacing="normal" fo:font-style="normal" style:text-underline-style="solid" style:text-underline-width="auto" style:text-underline-color="font-color" fo:font-weight="normal" officeooo:rsid="079b9602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788" style:family="text">
      <style:text-properties fo:font-size="11pt" fo:letter-spacing="normal" fo:font-style="normal" style:text-underline-style="none" fo:font-weight="normal" officeooo:rsid="09141ad9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789" style:family="text">
      <style:text-properties fo:font-size="11pt" fo:letter-spacing="normal" fo:font-style="normal" style:text-underline-style="none" fo:font-weight="normal" officeooo:rsid="079b9602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790" style:family="text">
      <style:text-properties fo:font-size="11pt" fo:letter-spacing="normal" fo:font-style="normal" style:text-underline-style="none" fo:font-weight="normal" officeooo:rsid="0add58f0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791" style:family="text">
      <style:text-properties fo:font-size="11pt" fo:letter-spacing="normal" fo:font-style="normal" fo:font-weight="normal" officeooo:rsid="0af48aad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792" style:family="text">
      <style:text-properties fo:font-size="11pt" fo:letter-spacing="normal" style:text-underline-style="solid" style:text-underline-width="auto" style:text-underline-color="font-color" fo:font-weight="normal" officeooo:rsid="0af48aad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793" style:family="text">
      <style:text-properties fo:font-size="11pt" fo:letter-spacing="normal" style:text-underline-style="solid" style:text-underline-width="auto" style:text-underline-color="font-color" fo:font-weight="normal" officeooo:rsid="079b9602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794" style:family="text">
      <style:text-properties fo:font-size="11pt" fo:letter-spacing="normal" fo:font-style="italic" style:text-underline-style="solid" style:text-underline-width="auto" style:text-underline-color="font-color" fo:font-weight="normal" officeooo:rsid="079b9602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795" style:family="text">
      <style:text-properties fo:font-size="11pt" fo:letter-spacing="normal" fo:font-style="italic" style:text-underline-style="solid" style:text-underline-width="auto" style:text-underline-color="font-color" fo:font-weight="normal" officeooo:rsid="0af48aad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796" style:family="text">
      <style:text-properties fo:font-size="11pt" fo:letter-spacing="normal" fo:font-style="italic" fo:font-weight="normal" officeooo:rsid="0af48aad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797" style:family="text">
      <style:text-properties fo:font-size="11pt" fo:letter-spacing="normal" fo:font-style="italic" fo:font-weight="normal" officeooo:rsid="079b9602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798" style:family="text">
      <style:text-properties fo:font-size="11pt" fo:letter-spacing="normal" fo:font-style="italic" style:text-underline-style="none" fo:font-weight="normal" officeooo:rsid="079b9602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799" style:family="text">
      <style:text-properties fo:font-size="11pt" fo:letter-spacing="normal" fo:font-weight="normal" officeooo:rsid="0af48aad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800" style:family="text">
      <style:text-properties fo:font-size="11pt" fo:letter-spacing="normal" style:text-underline-style="none" fo:font-weight="normal" officeooo:rsid="079b9602" fo:background-color="#ffffff" loext:char-shading-value="0" style:font-name-asian="TimesNewRomanPSMT" style:font-size-asian="11pt" style:font-weight-asian="normal" style:font-name-complex="Cochin" style:font-size-complex="11pt" style:font-weight-complex="normal" loext:padding="0in" loext:border="none"/>
    </style:style>
    <style:style style:name="T801" style:family="text">
      <style:text-properties fo:font-size="11pt" fo:font-style="normal" style:text-underline-style="none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802" style:family="text">
      <style:text-properties fo:font-size="11pt" fo:font-style="normal" style:text-underline-style="none" fo:font-weight="normal" officeooo:rsid="079b9602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3">Name<text:tab/><text:tab/><text:tab/>-<text:tab/></text:span><text:span text:style-name="T22">Lahti, </text:span><text:span text:style-name="T49">Leo</text:span><text:span text:style-name="T22"> </text:span><text:span text:style-name="T24">M.</text:span></text:p>
      <text:p text:style-name="P5"><text:span text:style-name="T51">Birth d</text:span><text:span text:style-name="T22">ate and place <text:tab/>-<text:tab/>2</text:span><text:span text:style-name="T53">nd</text:span><text:span text:style-name="T22"> July, 1979 in Turku, Finland</text:span></text:p>
      <text:p text:style-name="P5">Nationality<text:tab/><text:tab/>-<text:tab/>Finnish</text:p>
      <text:p text:style-name="P4"><text:span text:style-name="T182">Research h</text:span><text:span text:style-name="T181">omepage<text:tab/>-<text:tab/></text:span><text:a xlink:type="simple" xlink:href="http://www.iki.fi/Leo.Lahti" text:style-name="Internet_20_link" text:visited-style-name="Visited_20_Internet_20_Link"><text:span text:style-name="Internet_20_link"><text:span text:style-name="T183">http://www.iki.fi/Leo.Lahti</text:span></text:span></text:a></text:p>
      <text:p text:style-name="P6"><text:span text:style-name="T22">Researcher identifier <text:s/><text:tab/></text:span><text:span text:style-name="T52">- <text:tab/></text:span><text:span text:style-name="T22">ORCID 0000-0001-5537-637X</text:span></text:p>
      <text:p text:style-name="P6"><text:span text:style-name="T228">L</text:span><text:span text:style-name="T229">anguage Skills<text:tab/>- <text:s/><text:tab/>Finnish (mother tongue); English (fluent); Swedish (good)</text:span></text:p>
      <text:p text:style-name="P7"><text:s/></text:p>
      <text:p text:style-name="P30">Degrees</text:p>
      <text:p text:style-name="P11">Doctor of Science <text:span text:style-name="T772">in </text:span>Technology <text:span text:style-name="T772">(Tekniikan tohtori)</text:span>, <text:span text:style-name="T218">Aalto University</text:span>, <text:span text:style-name="T760">Information and </text:span>Computer Science, <text:span text:style-name="T762">12/2010. </text:span><text:span text:style-name="T562">Machine learning and b</text:span><text:span text:style-name="T563">ioinformatics. </text:span><text:span text:style-name="T763">Thesis</text:span><text:span text:style-name="T336">: </text:span><text:span text:style-name="T337">P</text:span><text:span text:style-name="T336">ass; </text:span><text:span text:style-name="T338">C</text:span><text:span text:style-name="T339">ourse</text:span><text:span text:style-name="T346">s</text:span><text:span text:style-name="T341">:</text:span><text:span text:style-name="T336"> </text:span><text:span text:style-name="T337">P</text:span><text:span text:style-name="T336">ass with distinction</text:span><text:span text:style-name="T344">.</text:span></text:p>
      <text:p text:style-name="P11">Master of Science <text:span text:style-name="T772">in </text:span>Technology <text:span text:style-name="T772">(Diplomi-insinööri)</text:span>, <text:span text:style-name="T218">Helsinki University of Technology</text:span>, <text:span text:style-name="T761">Engineering Physics and Mathematics</text:span>, <text:span text:style-name="T762">12/2003. Major: m</text:span><text:span text:style-name="T563">athematic</text:span><text:span text:style-name="T564">s; minor: </text:span><text:span text:style-name="T566">i</text:span><text:span text:style-name="T564">nformation technology. </text:span><text:span text:style-name="T340">G</text:span><text:span text:style-name="T342">rad</text:span><text:span text:style-name="T340">e</text:span><text:span text:style-name="T343">: </text:span><text:span text:style-name="T337">V</text:span><text:span text:style-name="T343">ery good</text:span><text:span text:style-name="T344">.</text:span></text:p>
      <text:p text:style-name="P31"><text:span text:style-name="T762">Bachelor </text:span>of Science <text:span text:style-name="T772">in Political Sciences </text:span>(<text:span text:style-name="T772">Valtiotieteiden kandidaatti</text:span>), <text:span text:style-name="T218">University of Helsinki</text:span>, <text:span text:style-name="T761">Faculty of Political Sciences 7/2008. </text:span><text:span text:style-name="T319">Practical philosophy; </text:span><text:span text:style-name="T320">minors: </text:span><text:span text:style-name="T321">E</text:span><text:span text:style-name="T320">conomics, </text:span><text:span text:style-name="T321">C</text:span><text:span text:style-name="T320">ommunication</text:span><text:span text:style-name="T319">. </text:span><text:span text:style-name="T322">Thesis: </text:span><text:span text:style-name="T323">E</text:span><text:span text:style-name="T322">xcellent.</text:span></text:p>
      <text:p text:style-name="P32"/>
      <text:p text:style-name="P29">Adjunct <text:span text:style-name="T762">P</text:span>rofessorships / <text:span text:style-name="T762">T</text:span>itle of <text:span text:style-name="T762">D</text:span>ocent</text:p>
      <text:p text:style-name="P10"><text:span text:style-name="T219">Applied Mathematics</text:span>, University of <text:span text:style-name="T219">Turku</text:span>, <text:span text:style-name="T762">9/</text:span>20<text:span text:style-name="T219">15</text:span></text:p>
      <text:p text:style-name="P69"/>
      <text:p text:style-name="P69">Current position</text:p>
      <text:p text:style-name="P67"><text:span text:style-name="T775">9/2016- University of Turku, Mathematics &amp; Statistics. PI / </text:span>Academy of Finland <text:span text:style-name="T629">Research Fellow 2016-2021 </text:span></text:p>
      <text:p text:style-name="P68"><text:span text:style-name="T503">6/</text:span><text:span text:style-name="T462">2019- </text:span><text:span text:style-name="T782">Turku City Data Co. Board member and s</text:span><text:span text:style-name="T518">cientific advisor </text:span><text:span text:style-name="T519">in M</text:span><text:span text:style-name="T520">achine Learning &amp; AI</text:span></text:p>
      <text:p text:style-name="P66"><text:span text:style-name="T503">4/2017- </text:span><text:span text:style-name="T462">Blueprint Genetics </text:span><text:span text:style-name="T493">co. </text:span><text:span text:style-name="T462">Scientific advisor </text:span><text:span text:style-name="T506">in M</text:span><text:span text:style-name="T494">achine Learning &amp; AI</text:span></text:p>
      <text:p text:style-name="P70"/>
      <text:p text:style-name="P23">Previous positions <text:span text:style-name="T260">(for the gaps, see international experience)</text:span></text:p>
      <text:p text:style-name="P39"><text:span text:style-name="T90">9/</text:span><text:span text:style-name="T83">2012-</text:span><text:span text:style-name="T90">8/</text:span><text:span text:style-name="T83">2015 </text:span><text:span text:style-name="T91">(</text:span><text:span text:style-name="T84">3 years</text:span><text:span text:style-name="T91">) </text:span><text:span text:style-name="T83">Postdoc. Academy of Finland.</text:span><text:span text:style-name="T84"> </text:span><text:span text:style-name="T94">Veterinary Biosciences, </text:span><text:span text:style-name="T221">University of Helsinki</text:span></text:p>
      <text:p text:style-name="P40"><text:span text:style-name="T363">3-12/</text:span><text:span text:style-name="T357">2011 (</text:span><text:span text:style-name="T359">9</text:span><text:span text:style-name="T357"> months) </text:span><text:span text:style-name="T358">Postdoc</text:span><text:span text:style-name="T357">. Veterinary Biosciences, University of Helsinki, Finland. TEKES FiDiPro project and Microbial Food Safety Research C</text:span><text:span text:style-name="T364">enter of Excellence</text:span></text:p>
      <text:p text:style-name="P41"><text:span text:style-name="T295">1/</text:span><text:span text:style-name="T280">2</text:span><text:span text:style-name="T286">006-</text:span><text:span text:style-name="T295">2/</text:span><text:span text:style-name="T286">2011 (5 years</text:span><text:span text:style-name="T287">) </text:span><text:span text:style-name="T286">Researcher. Information and Computer science, Aalto University, Finland. Adaptive Informatics Research C</text:span><text:span text:style-name="T284">enter of Excellence, </text:span><text:span text:style-name="T286">Helsinki Institute for Information Technology </text:span><text:span text:style-name="T285">HIIT</text:span></text:p>
      <text:p text:style-name="P42"><text:span text:style-name="T281">9-12/</text:span><text:span text:style-name="T282">2</text:span><text:span text:style-name="T283">005 (4 months) </text:span><text:span text:style-name="T441">R</text:span>esearcher. <text:span text:style-name="T220">University of Helsinki, </text:span>Finland. <text:span text:style-name="T442">Dpt. </text:span>Computer Science </text:p>
      <text:p text:style-name="P42"><text:span text:style-name="T443">9/2004-8/2005 (1 year) Researcher</text:span><text:span text:style-name="T222">. Turku Center for Biotechnology, </text:span><text:span text:style-name="T444">Finland (Civil service)</text:span></text:p>
      <text:p text:style-name="P43"><text:span text:style-name="T444">1/2003-6/2004 (1.5 years) Research assistant</text:span><text:span text:style-name="T230">. Computer and Information Science</text:span><text:span text:style-name="T243">, </text:span><text:span text:style-name="T230">Helsinki University of Technology, </text:span><text:span text:style-name="T609">Finland. Neural Networks Research Center of Excellence</text:span></text:p>
      <text:p text:style-name="P44"><text:span text:style-name="T764">6-8/2000 </text:span><text:span text:style-name="T224">(3 months) </text:span><text:span text:style-name="T223">Programmer. Teleste co. </text:span></text:p>
      <text:p text:style-name="P54"/>
      <text:list xml:id="list861739960" text:style-name="WWNum9">
        <text:list-header>
          <text:p text:style-name="P80"><text:span text:style-name="T569">I</text:span><text:span text:style-name="T565">nternational experience</text:span></text:p>
        </text:list-header>
      </text:list>
      <text:p text:style-name="P59"><text:span text:style-name="T676">12/</text:span><text:span text:style-name="T672">2015-</text:span><text:span text:style-name="T678">8/2018</text:span><text:span text:style-name="T672"> </text:span><text:span text:style-name="T675">(</text:span><text:span text:style-name="T679">&gt;</text:span><text:span text:style-name="T678">2.5</text:span><text:span text:style-name="T675"> year</text:span><text:span text:style-name="T678">s</text:span><text:span text:style-name="T675">) </text:span><text:span text:style-name="T671">Leuven, Belgium. </text:span><text:span text:style-name="T680">Raes Lab </text:span><text:span text:style-name="T681">(human microbiome)</text:span><text:span text:style-name="T680">. </text:span><text:span text:style-name="T673">Visiting </text:span><text:span text:style-name="T672">scholar </text:span><text:span text:style-name="T677">(</text:span><text:span text:style-name="T680">full time</text:span><text:span text:style-name="T677">)</text:span><text:span text:style-name="T672">.</text:span><text:span text:style-name="T674"> </text:span></text:p>
      <text:p text:style-name="P74"><text:span text:style-name="T296">1</text:span><text:span text:style-name="T297">/</text:span><text:span text:style-name="T298">201</text:span><text:span text:style-name="T296">2</text:span><text:span text:style-name="T298">-</text:span><text:span text:style-name="T297">8/</text:span><text:span text:style-name="T298">2015 </text:span><text:span text:style-name="T299">(3.5 years) </text:span><text:span text:style-name="T298">Wageningen, </text:span><text:span text:style-name="T307">The </text:span><text:span text:style-name="T298">Netherlands. Lab. of Microbiology. </text:span><text:span text:style-name="T96">V</text:span><text:span text:style-name="T303">isiting </text:span><text:span text:style-name="T305">scholar </text:span><text:span text:style-name="T306">(f</text:span><text:span text:style-name="T95">ull time</text:span><text:span text:style-name="T306">)</text:span><text:span text:style-name="T296">. </text:span></text:p>
      <text:p text:style-name="P71"><text:span text:style-name="T350">1</text:span><text:span text:style-name="T349">1/2010-1/2011 </text:span><text:span text:style-name="T354">(3 months) </text:span><text:span text:style-name="T349">European Bioinformatics Institute EBI, UK. </text:span><text:span text:style-name="T108">Visiting </text:span><text:span text:style-name="T109">scholar.</text:span><text:span text:style-name="T110"> </text:span></text:p>
      <text:p text:style-name="P72"><text:span text:style-name="T349">6/2001-8/2001 </text:span><text:span text:style-name="T354">(3 months) </text:span><text:span text:style-name="T349">CERN, Geneva, Switzerland. Research trainee. </text:span></text:p>
      <text:p text:style-name="P75"><text:span text:style-name="T349">7/2002 </text:span><text:span text:style-name="T355">(1.5 months) </text:span><text:span text:style-name="T352">Croatian </text:span><text:span text:style-name="T351">Meteorological Institute, Zagreb, Croatia. </text:span><text:span text:style-name="T349">Summer trainee. </text:span><text:span text:style-name="T351"><text:s/></text:span><text:span text:style-name="T349"><text:s/></text:span></text:p>
      <text:p text:style-name="P76"><text:span text:style-name="T351">9</text:span><text:span text:style-name="T349">-10/2000 </text:span><text:span text:style-name="T354">(2 months) </text:span><text:span text:style-name="T349">Dakshinayan, Bihar, India. </text:span><text:span text:style-name="T356">English t</text:span><text:span text:style-name="T354">eacher.</text:span></text:p>
      <text:p text:style-name="P49"/>
      <text:p text:style-name="P49"/>
      <text:p text:style-name="P49"><text:soft-page-break/></text:p>
      <text:p text:style-name="P58">Acknowledgments and awards</text:p>
      <text:p text:style-name="P79">2019 <text:span text:style-name="Strong_20_Emphasis">Best </text:span><text:span text:style-name="Strong_20_Emphasis"><text:span text:style-name="T692">poster </text:span></text:span><text:span text:style-name="Strong_20_Emphasis"><text:span text:style-name="T692">award</text:span></text:span><text:span text:style-name="T658">. </text:span><text:span text:style-name="T659">Helsinki Computational History Group. </text:span><text:span text:style-name="Strong_20_Emphasis"><text:span text:style-name="T692">Digital Humanities </text:span></text:span><text:span text:style-name="Strong_20_Emphasis">c</text:span><text:span text:style-name="Strong_20_Emphasis">onferenc</text:span><text:span text:style-name="Strong_20_Emphasis">e </text:span><text:span text:style-name="Strong_20_Emphasis"><text:span text:style-name="T693">(</text:span></text:span><text:span text:style-name="Strong_20_Emphasis">DH201</text:span><text:span text:style-name="Strong_20_Emphasis"><text:span text:style-name="T693">9</text:span></text:span><text:span text:style-name="Strong_20_Emphasis">)</text:span><text:span text:style-name="Strong_20_Emphasis"><text:span text:style-name="T692">.</text:span></text:span><text:span text:style-name="Strong_20_Emphasis"><text:span text:style-name="T692"> </text:span></text:span></text:p>
      <text:p text:style-name="P48"><text:span text:style-name="T404">2019 </text:span><text:span text:style-name="Strong_20_Emphasis"><text:span text:style-name="T452">Best paper award.</text:span></text:span><text:span text:style-name="Strong_20_Emphasis"><text:span text:style-name="T458"> </text:span></text:span><text:span text:style-name="T404">Hill </text:span><text:span text:style-name="T405">MJ </text:span><text:span text:style-name="T602">et al.</text:span><text:span text:style-name="T404"> </text:span><text:span text:style-name="Strong_20_Emphasis"><text:span text:style-name="T453">Digital Humanities in the Nordics </text:span></text:span><text:span text:style-name="Strong_20_Emphasis"><text:span text:style-name="T454">conference</text:span></text:span><text:span text:style-name="Strong_20_Emphasis"><text:span text:style-name="T455">. </text:span></text:span></text:p>
      <text:p text:style-name="P60"><text:span text:style-name="T507">201</text:span><text:span text:style-name="T508">7</text:span><text:span text:style-name="T507"> Open </text:span><text:span text:style-name="T509">S</text:span><text:span text:style-name="T507">cience award. Ministry of Education and Culture, Open Science </text:span><text:span text:style-name="T509">&amp; </text:span><text:span text:style-name="T507">Research Initiative. </text:span><text:span text:style-name="T510">F</text:span><text:span text:style-name="T507">or </text:span><text:span text:style-name="T508">Open Knowledge Finland Open Science work group. </text:span><text:span text:style-name="T515">F</text:span><text:span text:style-name="T508">ounding member, first coordinator, </text:span><text:span text:style-name="T511">active </text:span><text:span text:style-name="T512">contributor</text:span><text:span text:style-name="T508">.</text:span></text:p>
      <text:p text:style-name="P60"><text:span text:style-name="T730">2016 </text:span><text:span text:style-name="T731">Open </text:span><text:span text:style-name="T732">S</text:span><text:span text:style-name="T731">cience award. Open Science </text:span><text:span text:style-name="T733">&amp;</text:span><text:span text:style-name="T731"> Research Initiative, Ministry of Education and Culture</text:span><text:span text:style-name="T734">.</text:span><text:span text:style-name="T731"> </text:span><text:span text:style-name="T735">F</text:span><text:span text:style-name="T736">or </text:span><text:span text:style-name="T737">our </text:span><text:span text:style-name="T738">digital humanities </text:span><text:span text:style-name="T737">research team with Prof Mikko Tolonen </text:span><text:span text:style-name="T739">in</text:span><text:span text:style-name="T740"> University of Helsinki</text:span><text:span text:style-name="T737">. </text:span></text:p>
      <text:p text:style-name="P50"><text:span text:style-name="T446">2015 </text:span><text:span text:style-name="T451">1) </text:span><text:span text:style-name="T446">Nat</text:span><text:span text:style-name="T447">ure</text:span><text:span text:style-name="T446"> Comm</text:span><text:span text:style-name="T447">unications</text:span><text:span text:style-name="T446"> </text:span><text:span text:style-name="T447">paper</text:span><text:span text:style-name="T448"> </text:span><text:span text:style-name="T450">in</text:span><text:span text:style-name="T446"> </text:span><text:span text:style-name="T445">NCI’s Epidemiology and Genomics Research Highlight</text:span><text:span text:style-name="T449">s; </text:span><text:span text:style-name="T451">2) </text:span><text:span text:style-name="T146">PeerJ </text:span><text:span text:style-name="T147">publication </text:span><text:span text:style-name="T149">to PeerJ </text:span><text:span text:style-name="T148">t</text:span><text:span text:style-name="T150">op-10 </text:span><text:span text:style-name="T151">m</text:span><text:span text:style-name="T150">icrobiology collection</text:span></text:p>
      <text:p text:style-name="P45"><text:span text:style-name="T399">2</text:span><text:span text:style-name="T400">014 </text:span><text:span text:style-name="T402">1) </text:span><text:span text:style-name="T400">Apps4Finland award data visualization</text:span><text:span text:style-name="T143">; </text:span><text:span text:style-name="T144">2) D</text:span><text:span text:style-name="T137">atademo </text:span><text:span text:style-name="T136">awards </text:span><text:span text:style-name="T142">by </text:span><text:span text:style-name="T140">Helsinki Region Infoshare </text:span><text:span text:style-name="T141">and</text:span><text:span text:style-name="T138"> </text:span><text:span text:style-name="T139">Sitra</text:span></text:p>
      <text:p text:style-name="P51"><text:span text:style-name="T426">201</text:span><text:span text:style-name="T427">3</text:span><text:span text:style-name="T428"> </text:span><text:span text:style-name="T430">1) </text:span><text:span text:style-name="T428">Apps4Finland award; </text:span><text:span text:style-name="T430">2) </text:span><text:span text:style-name="T425">Waterloo Institute for Complexity and Innovatio</text:span><text:span text:style-name="T573">n Data Challenge</text:span></text:p>
      <text:p text:style-name="P57"><text:span text:style-name="T575">201</text:span><text:span text:style-name="T573">2 Apps4Finland award</text:span><text:span text:style-name="T578">s</text:span><text:span text:style-name="T573"> </text:span><text:span text:style-name="T578">(3) </text:span><text:span text:style-name="T577">f</text:span><text:span text:style-name="T573">or open parliamentary monitoring infrastructure</text:span><text:span text:style-name="T586">s</text:span></text:p>
      <text:p text:style-name="P52"><text:span text:style-name="T574">2011 </text:span><text:span text:style-name="T579">1) </text:span><text:span text:style-name="T573">Int’l Dupuytren Award </text:span><text:span text:style-name="T574">for </text:span><text:span text:style-name="T589">Modern Path</text:span><text:span text:style-name="T590">ol. </text:span><text:span text:style-name="T430">paper</text:span><text:span text:style-name="T590">; </text:span><text:span text:style-name="T591">2) </text:span><text:span text:style-name="T428">Apps4Finland award</text:span><text:span text:style-name="T429"> </text:span><text:span text:style-name="T428">open </text:span><text:span text:style-name="T429">data analytics</text:span></text:p>
      <text:p text:style-name="P53">2005-2010 ComBi graduate school associate member</text:p>
      <text:p text:style-name="P56"><text:span text:style-name="T522">2005 </text:span><text:span text:style-name="T461">Best poster; Seminar of Systems Biology Research Program. Academy of Finland, Helsinki</text:span></text:p>
      <text:p text:style-name="P55"><text:span text:style-name="T521">2001 </text:span><text:span text:style-name="T461">Professor E.J. Nyström stipend</text:span><text:span text:style-name="T593"> </text:span><text:span text:style-name="T419">on </text:span><text:span text:style-name="T461">excellence in mathematical studies (1000e) </text:span></text:p>
      <text:p text:style-name="P27"/>
      <text:p text:style-name="P46"><text:span text:style-name="T8">Research funding </text:span><text:span text:style-name="T257">T</text:span>otal <text:span text:style-name="T460">personal funding </text:span>&gt;<text:span text:style-name="T459">1.3</text:span>Me; <text:span text:style-name="T460">total funding as a team member ~1.3Me. From Academy of Finland, foundations, and universities’ competitive funds. </text:span></text:p>
      <text:p text:style-name="P47"><text:span text:style-name="T626">Major personal grants</text:span><text:span text:style-name="T460"> </text:span></text:p>
      <text:p text:style-name="P61"><text:span text:style-name="T382">Academy of Finland </text:span><text:span text:style-name="T394">Research F</text:span><text:span text:style-name="T382">ellow </text:span><text:span text:style-name="T395">9/</text:span><text:span text:style-name="T382">201</text:span><text:span text:style-name="T394">6</text:span><text:span text:style-name="T382">-</text:span><text:span text:style-name="T395">8/</text:span><text:span text:style-name="T382">20</text:span><text:span text:style-name="T394">21</text:span><text:span text:style-name="T382"> (</text:span><text:span text:style-name="T403">853850</text:span><text:span text:style-name="T401">e</text:span><text:span text:style-name="T382">) University of </text:span><text:span text:style-name="T396">Turku</text:span><text:span text:style-name="T382">, Finland. </text:span><text:span text:style-name="T397">Ecological modeling of the gut microbiome: individuality, dynamics, and function in large populations</text:span><text:span text:style-name="T398">.</text:span></text:p>
      <text:p text:style-name="P61"><text:span text:style-name="T382">Academy of Finland Postdoctoral </text:span><text:span text:style-name="T394">F</text:span><text:span text:style-name="T382">ellow </text:span><text:span text:style-name="T395">9/</text:span><text:span text:style-name="T382">2012-</text:span><text:span text:style-name="T395">8/</text:span><text:span text:style-name="T382">2015 </text:span><text:span text:style-name="T573">(</text:span><text:span text:style-name="T576">3</text:span><text:span text:style-name="T587">78657</text:span><text:span text:style-name="T576">e</text:span><text:span text:style-name="T573">). </text:span>Uni<text:span text:style-name="T765">versity of</text:span> Helsinki, Finland. <text:span text:style-name="T766">Meta-analysis of human gut microbiome data collections.</text:span></text:p>
      <text:p text:style-name="P61"><text:span text:style-name="T468">K</text:span><text:span text:style-name="T462">ordelin Postdoc grant</text:span><text:span text:style-name="T549"> </text:span><text:span text:style-name="T469">2012 </text:span>(35 000e). <text:span text:style-name="T765">C</text:span><text:span text:style-name="T353">haracterization of the human intestinal ecosystem by computational integration of large-scale phylotype profiling data. </text:span></text:p>
      <text:p text:style-name="P61"><text:span text:style-name="T470">ICS </text:span><text:span text:style-name="T462">Postgraduate scholarship</text:span><text:span text:style-name="T549"> </text:span><text:span text:style-name="T232">(</text:span><text:span text:style-name="T242">~</text:span><text:span text:style-name="T232">80 000e)</text:span><text:span text:style-name="T238">.</text:span> Department of Information and Computer Science, Aalto University, Espoo, Finland, 2006-10 (1850e/month). </text:p>
      <text:p text:style-name="P61"><text:span text:style-name="T491">T</text:span><text:span text:style-name="T462">ravel grants</text:span><text:span text:style-name="T461"> </text:span><text:span text:style-name="T471">(</text:span><text:span text:style-name="T490">2000-2014</text:span><text:span text:style-name="T471">; </text:span><text:span text:style-name="T472">&gt;3700e</text:span><text:span text:style-name="T471">): </text:span><text:span text:style-name="T233">COST </text:span><text:span text:style-name="T234">visit Glasgow </text:span><text:span text:style-name="T239">University </text:span><text:span text:style-name="T240">(</text:span><text:span text:style-name="T233">3/2014</text:span><text:span text:style-name="T240">)</text:span><text:span text:style-name="T272">; </text:span>Open Legislative Data Conf. (Paris 7/<text:span text:style-name="T759">2012</text:span>); <text:span text:style-name="T767">H</text:span>uman <text:span text:style-name="T767">M</text:span>icrobiome <text:span text:style-name="T767">C</text:span>ongress (Paris 3/2012); <text:span text:style-name="T768">ComBi </text:span>Grad School: ICSB<text:span text:style-name="T769">08</text:span> (Gothenburg), ECCB<text:span text:style-name="T769">08</text:span> (Sardinia); TKK student union exchange (India <text:span text:style-name="T770">9-10/</text:span>2000).</text:p>
      <text:p text:style-name="P65"><text:span text:style-name="T300">Major contributions </text:span><text:span text:style-name="T301">as a research team </text:span><text:span text:style-name="T304">or consor</text:span><text:span text:style-name="T719">tium </text:span><text:span text:style-name="T720">member</text:span><text:span text:style-name="T721"> </text:span><text:span text:style-name="T722">(&gt;</text:span><text:span text:style-name="T719">1,3</text:span><text:span text:style-name="T310">80</text:span><text:span text:style-name="T722">,000e)</text:span></text:p>
      <text:p text:style-name="P35"><text:span text:style-name="T264">5/</text:span><text:span text:style-name="T263">2019-</text:span><text:span text:style-name="T264">4/</text:span><text:span text:style-name="T263">202</text:span><text:span text:style-name="T264">1</text:span><text:span text:style-name="T263"> </text:span><text:span text:style-name="T245">SPARC grant </text:span><text:span text:style-name="T259">(</text:span><text:span text:style-name="T245">60 000e; Co-PI). Government of India. Microbial DNA fingerprinting and metabolome. Led by Prof Richa Ashma. Savitribai Phule Pune University.</text:span></text:p>
      <text:p text:style-name="P37"><text:span text:style-name="T259">10/2018 </text:span><text:span text:style-name="T245">B</text:span><text:span text:style-name="T244">usiness Finland H2020 preparation grant. </text:span><text:span text:style-name="T258">2</text:span><text:span text:style-name="T244">0 000e </text:span><text:span text:style-name="T258">(jointly with Dr. Teemu Niiranen)</text:span></text:p>
      <text:p text:style-name="P36"><text:span text:style-name="T244">9/2018-8/2022 </text:span><text:span text:style-name="T245">A</text:span><text:span text:style-name="T246">cademy of Finland</text:span><text:span text:style-name="T244">; </text:span><text:span text:style-name="T248">health analytics </text:span><text:span text:style-name="T247">(</text:span><text:span text:style-name="T246">450000</text:span><text:span text:style-name="T244">e; </text:span><text:span text:style-name="T249">partner</text:span><text:span text:style-name="T246">). </text:span><text:span text:style-name="T604">Modelling systemic cross-talk between brain, gut, and peripheral tissues in glucose homeostasis: exercise training and public health (CROSSYS </text:span><text:span text:style-name="T308">/ </text:span><text:span text:style-name="T309">PI Jarna Hannukainen</text:span><text:span text:style-name="T604">)</text:span><text:span text:style-name="T605">.</text:span></text:p>
      <text:p text:style-name="P62"><text:span text:style-name="T725">1/</text:span><text:span text:style-name="T726">2016-</text:span><text:span text:style-name="T725">12/</text:span><text:span text:style-name="T726">2019 </text:span><text:span text:style-name="T727">Academy of Finland </text:span><text:span text:style-name="T728">c</text:span><text:span text:style-name="T729">onsortiu</text:span><text:span text:style-name="T474">m</text:span><text:span text:style-name="T463"> </text:span><text:span text:style-name="T473">on </text:span><text:span text:style-name="T475">d</text:span><text:span text:style-name="T463">igital </text:span><text:span text:style-name="T475">h</text:span><text:span text:style-name="T463">umanities </text:span><text:span text:style-name="T464">(833258e; </text:span><text:span text:style-name="T492">research coordinator</text:span><text:span text:style-name="T464">)</text:span><text:span text:style-name="T463">.</text:span><text:span text:style-name="T474"> </text:span><text:span text:style-name="T464">University of Helsinki, University of Turku and National Library of Finland: </text:span><text:span text:style-name="T597">Computational History and the Transformation of Public Discourse in Finland 1640–1910 </text:span><text:span text:style-name="T598">(COMHIS)</text:span><text:span text:style-name="T360">.</text:span><text:span text:style-name="T464"> </text:span><text:span text:style-name="T465">I design</text:span><text:span text:style-name="T467">ed</text:span><text:span text:style-name="T465"> and wr</text:span><text:span text:style-name="T467">ote</text:span><text:span text:style-name="T465"> the </text:span><text:span text:style-name="T467">open </text:span><text:span text:style-name="T504">data </text:span><text:span text:style-name="T467">science components of the </text:span><text:span text:style-name="T465">application, and </text:span><text:span text:style-name="T467">participate actively in the </text:span><text:span text:style-name="T466">project </text:span><text:span text:style-name="T467">coordination</text:span><text:span text:style-name="T466"> </text:span><text:span text:style-name="T495">in Helsinki </text:span><text:span text:style-name="T476">in this </text:span><text:span text:style-name="T477">c</text:span><text:span text:style-name="T478">onsortium </text:span><text:span text:style-name="T477">led by </text:span><text:span text:style-name="T479">Prof. <text:s/>Hannu Salmi, </text:span><text:span text:style-name="T480">University of Turku</text:span><text:span text:style-name="T479">.</text:span><text:span text:style-name="T481"> </text:span></text:p>
      <text:p text:style-name="P64"><text:span text:style-name="T414">2015 </text:span><text:span text:style-name="T415">Univ</text:span><text:span text:style-name="T416">ersity</text:span><text:span text:style-name="T415"> of Helsinki digital humanities grant </text:span><text:span text:style-name="T417">(30 000e)</text:span><text:span text:style-name="T523"> </text:span><text:span text:style-name="T594">Research o</text:span><text:span text:style-name="T595">f</text:span><text:span text:style-name="T594"> </text:span><text:span text:style-name="T596">the </text:span><text:span text:style-name="T594">Finnish national bibliography by digital </text:span><text:span text:style-name="T595">means. </text:span><text:span text:style-name="T418">W</text:span><text:span text:style-name="T523">ith </text:span><text:span text:style-name="T551">M. </text:span><text:span text:style-name="T523">Tolonen, </text:span><text:span text:style-name="T551">K. </text:span><text:span text:style-name="T523">Sinnemäki </text:span><text:span text:style-name="T552">and </text:span><text:span text:style-name="T551">K. </text:span><text:span text:style-name="T523">Linden. </text:span></text:p>
      <text:p text:style-name="P63"><text:soft-page-break/><text:span text:style-name="T482">2012-</text:span><text:span text:style-name="T483">2013 </text:span><text:span text:style-name="T484">Sitra New Democracy </text:span><text:span text:style-name="T485">grant</text:span><text:span text:style-name="T550"> </text:span><text:span text:style-name="T461">(1</text:span><text:span text:style-name="T553">2000</text:span><text:span text:style-name="T461">e) </text:span><text:span text:style-name="T462">Election </text:span><text:span text:style-name="T486">analytics </text:span><text:span text:style-name="T487">citizen science </text:span><text:span text:style-name="T486">project </text:span>with Kansan muisti ry. <text:span text:style-name="T771">Major role in project design; steering group member.</text:span></text:p>
      <text:p text:style-name="P73"/>
      <text:p text:style-name="P73"/>
      <text:p text:style-name="P22">Research leadership and supervision</text:p>
      <text:p text:style-name="P33"><text:span text:style-name="T21">Principal Investigator </text:span><text:span text:style-name="T271">2 </text:span><text:span text:style-name="T277">personal grants </text:span><text:span text:style-name="T279">funded by Academy of Finland. </text:span></text:p>
      <text:p text:style-name="P33"><text:span text:style-name="T18">C</text:span><text:span text:style-name="T19">oordinat</text:span><text:span text:style-name="T20">or</text:span><text:span text:style-name="T269"> </text:span><text:span text:style-name="T270">in 1 </text:span><text:span text:style-name="T619">TEKES consortium</text:span><text:span text:style-name="T268"> </text:span><text:span text:style-name="T278">(</text:span><text:span text:style-name="T78">MultiBio </text:span><text:span text:style-name="T273">200</text:span><text:span text:style-name="T274">8</text:span><text:span text:style-name="T273">-201</text:span><text:span text:style-name="T274">1; </text:span><text:span text:style-name="T278">s</text:span><text:span text:style-name="T276">teering group member </text:span><text:span text:style-name="T275">and</text:span><text:span text:style-name="T276"> </text:span><text:span text:style-name="T275">c</text:span><text:span text:style-name="T276">oordinator;</text:span><text:span text:style-name="T78"> </text:span><text:span text:style-name="T79">between Aalto University, University of Helsinki, European Bioinformatics Institute EBI, </text:span><text:span text:style-name="T80">and five life science companies</text:span><text:span text:style-name="T274">)</text:span><text:span text:style-name="T268">, </text:span><text:span text:style-name="T270">1 </text:span><text:span text:style-name="T620">Academy of Finland consortium</text:span><text:span text:style-name="T270"> </text:span><text:span text:style-name="T273">(</text:span><text:span text:style-name="T274">COMHIS </text:span><text:span text:style-name="T273">2016-2019)</text:span><text:span text:style-name="T270">.</text:span></text:p>
      <text:p text:style-name="P34"><text:span text:style-name="T9">Training</text:span><text:span text:style-name="T608"> </text:span><text:span text:style-name="T368">F</text:span><text:span text:style-name="T369">ormal pedagogical courses for university teachers by University of Turku </text:span><text:span text:style-name="T373">2018-</text:span><text:span text:style-name="T370">201</text:span><text:span text:style-name="T373">9</text:span><text:span text:style-name="T370">: </text:span><text:span text:style-name="T601">University Pedagogy I (5cr)</text:span><text:span text:style-name="T373">; </text:span><text:span text:style-name="T599">Becoming a teacher </text:span><text:span text:style-name="T600">(1cr)</text:span><text:span text:style-name="T371">, <text:s/></text:span><text:span text:style-name="T599">How to develop teaching</text:span><text:span text:style-name="T372"> </text:span><text:span text:style-name="T600">(1cr)</text:span><text:span text:style-name="T372">, </text:span><text:span text:style-name="T370">and </text:span><text:span text:style-name="T599">Lecturing and expertise </text:span><text:span text:style-name="T600">(1cr)</text:span><text:span text:style-name="T371">. </text:span><text:span text:style-name="T608">EMBO Research Leadership Course (4 days; Heidelberg 11/2017). </text:span><text:span text:style-name="T290">VIB Leadership Program (</text:span><text:span text:style-name="T291">4</text:span><text:span text:style-name="T292"> days; </text:span><text:span text:style-name="T302">Ghent </text:span><text:span text:style-name="T290">1</text:span><text:span text:style-name="T293">-</text:span><text:span text:style-name="T290">2/2017); </text:span><text:span text:style-name="T294">VIB </text:span><text:span text:style-name="T292">Oral Presentation Course (3 days; </text:span><text:span text:style-name="T293">1-2/</text:span><text:span text:style-name="T292">2017</text:span><text:span text:style-name="T294">); </text:span><text:span text:style-name="T288">VIB Research Ethics Course (1 day; </text:span><text:span text:style-name="T293">3/</text:span><text:span text:style-name="T288">2017); VIB </text:span><text:span text:style-name="T289">Convincing, Debating, and Negotiating</text:span><text:span text:style-name="T288"> Course (</text:span><text:span text:style-name="T289">2</text:span><text:span text:style-name="T288"> day</text:span><text:span text:style-name="T289">s</text:span><text:span text:style-name="T288">; </text:span><text:span text:style-name="T289">5/</text:span><text:span text:style-name="T288">2017). </text:span></text:p>
      <text:p text:style-name="P12"><text:span text:style-name="T8">Supervis</text:span><text:span text:style-name="T11">ion</text:span><text:span text:style-name="T8"> </text:span><text:span text:style-name="T112">Ongoing</text:span><text:span text:style-name="T72">: p</text:span><text:span text:style-name="T69">rimary </text:span><text:span text:style-name="T72">supervisor </text:span><text:span text:style-name="T66">for </text:span><text:span text:style-name="T74">2</text:span><text:span text:style-name="T66"> </text:span><text:span text:style-name="T68">PhD student</text:span><text:span text:style-name="T74">s</text:span><text:span text:style-name="T68">, </text:span><text:span text:style-name="T67">co-supervis</text:span><text:span text:style-name="T68">or/</text:span><text:span text:style-name="T72">instructor for </text:span><text:span text:style-name="T76">4</text:span><text:span text:style-name="T68"> PhD students</text:span><text:span text:style-name="T70">. </text:span><text:span text:style-name="T73">I</text:span><text:span text:style-name="T235">nstructor for </text:span><text:span text:style-name="T613">completed theses</text:span><text:span text:style-name="T236">: </text:span><text:span text:style-name="T261">2</text:span> <text:span text:style-name="T776">PhDs (co-promotor; both with distinction)</text:span>, <text:span text:style-name="T773">7 MSc, 2 BSc theses; a</text:span><text:span text:style-name="T99">ll </text:span><text:span text:style-name="T100">graduated </text:span><text:span text:style-name="T101">successfully </text:span><text:span text:style-name="T102">and are employed in multiple countries (Finland, </text:span><text:span text:style-name="T105">Belgium, </text:span><text:span text:style-name="T106">The Netherlands, </text:span><text:span text:style-name="T102">UK, Portugal);</text:span><text:span text:style-name="T100"> </text:span><text:span text:style-name="T104">3</text:span><text:span text:style-name="T103"> MSc students have continued to PhD studies. </text:span></text:p>
      <text:p text:style-name="P13"><text:span text:style-name="T81">C</text:span><text:span text:style-name="T82">ourse teaching </text:span><text:span text:style-name="T77">Organized </text:span><text:span text:style-name="T75">2</text:span><text:span text:style-name="T115"> </text:span><text:span text:style-name="T135">in</text:span><text:span text:style-name="T116">t</text:span><text:span text:style-name="T134">ernational</text:span><text:span text:style-name="T116"> summer school</text:span><text:span text:style-name="T133">s</text:span><text:span text:style-name="T116"> </text:span><text:span text:style-name="T117">on </text:span><text:span text:style-name="T133">statistical </text:span><text:span text:style-name="T117">ecolog</text:span><text:span text:style-name="T133">y and bioinformatics </text:span><text:span text:style-name="T115">(</text:span><text:span text:style-name="T116">Leuven </text:span><text:span text:style-name="T118">9/</text:span><text:span text:style-name="T116">2017 </text:span><text:span text:style-name="T133">&amp; Wageningen 5/2018</text:span><text:span text:style-name="T116">; </text:span><text:span text:style-name="T133">2 x </text:span><text:span text:style-name="T118">3 days</text:span><text:span text:style-name="T119">)</text:span><text:span text:style-name="T116">; </text:span><text:span text:style-name="T135">Int’l Digital Humanities Hackathon DHH2019, Helsinki (Data Science team); I</text:span><text:span text:style-name="T120">ntensive </text:span><text:span text:style-name="T121">course in microbial bioinformatics (</text:span><text:span text:style-name="T122">Wageningen </text:span><text:span text:style-name="T121">2015); </text:span><text:span text:style-name="T123">&gt;</text:span><text:span text:style-name="T124">10</text:span><text:span text:style-name="T125"> i</text:span><text:span text:style-name="T126">nvited </text:span><text:span text:style-name="T127">academic </text:span><text:span text:style-name="T126">lectures </text:span><text:span text:style-name="T128">and workshops</text:span><text:span text:style-name="T129"> </text:span><text:span text:style-name="T130">in </text:span><text:span text:style-name="T131">Finland </text:span><text:span text:style-name="T130">and abroad</text:span><text:span text:style-name="T132">. </text:span><text:span text:style-name="T71">Assistant in 4 high-throughput bioinformatics courses 2006-2009. </text:span></text:p>
      <text:p text:style-name="P14"><text:span text:style-name="T421">Curriculum design</text:span><text:span text:style-name="T376"> </text:span><text:span text:style-name="T377">W</text:span><text:span text:style-name="T378">ork group </text:span><text:span text:style-name="T381">d</text:span><text:span text:style-name="T378">esign</text:span><text:span text:style-name="T381">ing</text:span><text:span text:style-name="T378"> Digital Humanities </text:span><text:span text:style-name="T377">MSc </text:span><text:span text:style-name="T379">module, </text:span><text:span text:style-name="T378">Univ. of Helsinki </text:span><text:span text:style-name="T380">(2015)</text:span><text:span text:style-name="T365"> <text:s/></text:span></text:p>
      <text:p text:style-name="P15"><text:span text:style-name="T155">T</text:span><text:span text:style-name="T156">hesis examination committee </text:span><text:span text:style-name="T157">member </text:span><text:span text:style-name="T160">KU Leuven, Belgium </text:span><text:span text:style-name="T161">(</text:span><text:span text:style-name="T160">MSc </text:span><text:span text:style-name="T162">6/2017 </text:span><text:span text:style-name="T169">&amp; 8/2018</text:span><text:span text:style-name="T161">)</text:span><text:span text:style-name="T160"> </text:span></text:p>
      <text:p text:style-name="P28"/>
      <text:list xml:id="list3576722386" text:style-name="RTF_5f_Num_20_3">
        <text:list-item>
          <text:list>
            <text:list-item>
              <text:list>
                <text:list-item>
                  <text:p text:style-name="P78">Industry Collaboration </text:p>
                </text:list-item>
                <text:list-item>
                  <text:p text:style-name="P77"><text:span text:style-name="T778">T</text:span><text:span text:style-name="T779">urku City Data Oy</text:span><text:span text:style-name="T747"> Board member </text:span><text:span text:style-name="T784">and scientific advisor </text:span><text:span text:style-name="T783">(Machine Learning &amp; Artificial Intelligence)</text:span>. <text:span text:style-name="T616">Blueprint Genetics </text:span><text:span text:style-name="T618">Co.</text:span><text:span text:style-name="T16"> </text:span><text:span text:style-name="T496">Scientific advisor </text:span><text:span text:style-name="T497">(Machine Learning &amp; Artificial Intelligence). </text:span><text:span text:style-name="T498">This g</text:span><text:span text:style-name="T499">enetic testing company founded in 2012 has </text:span><text:span text:style-name="T500">now </text:span><text:span text:style-name="T499">~1</text:span><text:span text:style-name="T505">5</text:span><text:span text:style-name="T499">0 employees </text:span><text:span text:style-name="T501">and I was invited as an external scientific advisor </text:span><text:span text:style-name="T502">in 2017</text:span><text:span text:style-name="T499">. </text:span><text:span text:style-name="T513">The company was s</text:span><text:span text:style-name="T514">elected as “one of the hottest startups in Europe” by the Wired journal in 7/2018. </text:span><text:span text:style-name="T622">O</text:span><text:span text:style-name="T623">xford Research</text:span><text:span text:style-name="T516">. Joint report</text:span><text:span text:style-name="T517">s on open science. </text:span><text:span text:style-name="T48">Demos Helsinki</text:span><text:span text:style-name="T39">. </text:span><text:span text:style-name="T44">Joint </text:span><text:span text:style-name="T40">Apps4Finland </text:span><text:span text:style-name="T41">award </text:span><text:span text:style-name="T42">on</text:span><text:span text:style-name="T41"> </text:span><text:span text:style-name="T43">open data analytics</text:span><text:span text:style-name="T41">. </text:span><text:span text:style-name="T621">MultiBio consortium</text:span><text:span text:style-name="T580"> </text:span><text:span text:style-name="T573">Coordinator and steering group member of </text:span><text:span text:style-name="T581">a </text:span><text:span text:style-name="T582">three</text:span><text:span text:style-name="T573">-year 988,</text:span><text:span text:style-name="T582">00</text:span><text:span text:style-name="T583">0</text:span><text:span text:style-name="T573">e TEKES consortium (MultiBio), including 4 research groups (from Aalto University, University of Helsinki and European Bioinformatics Institute EBI) and 5 </text:span><text:span text:style-name="T584">life science </text:span><text:span text:style-name="T573">companies. </text:span><text:span text:style-name="T585">The companies contributed to the project funding and participated the steering group with bi-annual seminar meetings. </text:span><text:span text:style-name="T611">Helsinki Region Infoshare</text:span>. <text:span text:style-name="T250">C</text:span><text:span text:style-name="T251">ollaboration </text:span><text:span text:style-name="T220">2012-</text:span><text:span text:style-name="T252">2013, </text:span><text:span text:style-name="T253">developing </text:span><text:span text:style-name="T254">tools for </text:span><text:span text:style-name="T251">Sotkanet database of the National Institute for Health and Well-being (THL). </text:span><text:span text:style-name="T617">Helsingin Sanomat</text:span><text:span text:style-name="T255"> </text:span><text:span text:style-name="T220">Open Election Data Hackathon 2012:</text:span> <text:span text:style-name="T774">c</text:span>ollection of Finnish election data for the event.</text:p>
                </text:list-item>
              </text:list>
            </text:list-item>
          </text:list>
        </text:list-item>
      </text:list>
      <text:p text:style-name="P26"/>
      <text:p text:style-name="P22">Other academic merits</text:p>
      <text:p text:style-name="P16"><text:span text:style-name="T15">S</text:span><text:span text:style-name="T8">ocieties </text:span><text:span text:style-name="T111">Open Knowledge Finland</text:span><text:span text:style-name="T92"> </text:span><text:span text:style-name="T93">ry. </text:span><text:span text:style-name="T92">Open Science Work Group.</text:span><text:span text:style-name="T58"> Found</text:span><text:span text:style-name="T61">er</text:span><text:span text:style-name="T58"> </text:span><text:span text:style-name="T62">&amp;</text:span><text:span text:style-name="T58"> </text:span><text:span text:style-name="T63">coordinator </text:span><text:span text:style-name="T64">201</text:span><text:span text:style-name="T63">3</text:span><text:span text:style-name="T65">-1</text:span><text:span text:style-name="T63">5. </text:span><text:span text:style-name="T54">Board member </text:span><text:span text:style-name="T113">Finnish Society for Bioinformatics</text:span><text:span text:style-name="T55">: PR </text:span><text:span text:style-name="T54">2008-9; </text:span><text:span text:style-name="T56">V</text:span><text:span text:style-name="T54">ice pres</text:span><text:span text:style-name="T60">ident</text:span><text:span text:style-name="T54"> 2009-10; </text:span><text:span text:style-name="T57">Treasurer <text:s/>2002 </text:span><text:span text:style-name="T59">in</text:span><text:span text:style-name="T57"> </text:span><text:span text:style-name="T114">Mathematics student union</text:span><text:span text:style-name="T57">, </text:span>Helsinki University of Technology<text:span text:style-name="T57">; </text:span></text:p>
      <text:p text:style-name="P19"><text:span text:style-name="T13">M</text:span><text:span text:style-name="T8">ember of </text:span><text:span text:style-name="T14">organizing </text:span><text:span text:style-name="T8">committee</text:span><text:span text:style-name="T225"> </text:span><text:span text:style-name="T214">Computational Life Science annual seminar</text:span><text:span text:style-name="T170">. University of Turku </text:span><text:span text:style-name="T171">2018</text:span><text:span text:style-name="T170">. </text:span><text:span text:style-name="T614">Philosophy and History of Open Science</text:span><text:span text:style-name="T225"> (PHOS) 2016 </text:span><text:span text:style-name="T241">- </text:span><text:span text:style-name="T366">International conference with 100+ registered participants, 15 invited (mostly international) speakers </text:span><text:span text:style-name="T367">in University of Helsinki</text:span><text:span text:style-name="T225">; </text:span><text:span text:style-name="T614">Finnish Bioinformatics Days 2008-2010 </text:span><text:span text:style-name="T615">(3 years)</text:span><text:span text:style-name="T225">. </text:span></text:p>
      <text:p text:style-name="P17"><text:soft-page-break/><text:span text:style-name="T13">Member of </text:span><text:span text:style-name="T14">program </text:span><text:span text:style-name="T13">committee </text:span><text:span text:style-name="T212">D</text:span><text:span text:style-name="T213">igital Humanities in the Nordics (DH2018)</text:span><text:span text:style-name="T164">. </text:span><text:span text:style-name="T165">International conference, University of Helsinki </text:span><text:span text:style-name="T166">(</text:span><text:span text:style-name="T177">Open Science </text:span><text:span text:style-name="T178">c</text:span><text:span text:style-name="T177">hair</text:span><text:span text:style-name="T179">)</text:span><text:span text:style-name="T180">; </text:span><text:span text:style-name="T212">European Conference on Machine Learning &amp; Principles and Practice of Knowledge Discovery</text:span><text:span text:style-name="T163"> </text:span><text:span text:style-name="T167">(</text:span><text:span text:style-name="T163">ECML-PKDD </text:span><text:span text:style-name="T167">2017-</text:span><text:span text:style-name="T168">2018</text:span><text:span text:style-name="T167">)</text:span><text:span text:style-name="T176">; Neural Information Processing Systems <text:s/>(NeurIPS; 2019).</text:span><text:span text:style-name="T167"> </text:span></text:p>
      <text:p text:style-name="P20"><text:span text:style-name="T158">Expert positions</text:span><text:span text:style-name="T154"> </text:span><text:span text:style-name="T215">D</text:span><text:span text:style-name="T216">igital humanities advisory panel</text:span><text:span text:style-name="T172"> (National Library of Finland) 2019-2020. </text:span><text:span text:style-name="T217">Indian microbiome project</text:span><text:span text:style-name="T173"> advisor </text:span><text:span text:style-name="T174">(2018-</text:span><text:span text:style-name="T175">2019</text:span><text:span text:style-name="T174">)</text:span><text:span text:style-name="T173">. </text:span><text:span text:style-name="T159">Un</text:span><text:span text:style-name="T193">iversity of Turku </text:span><text:span text:style-name="T194">o</text:span><text:span text:style-name="T195">pen science </text:span><text:span text:style-name="T196">methods policy</text:span><text:span text:style-name="T197"> </text:span><text:span text:style-name="T198">(</text:span><text:span text:style-name="T201">OpenUTU </text:span><text:span text:style-name="T202">work group</text:span><text:span text:style-name="T199"> </text:span><text:span text:style-name="T193">2017</text:span><text:span text:style-name="T198">-</text:span><text:span text:style-name="T200">); </text:span><text:span text:style-name="T203">Mikkeli Research Centre for Digital Information </text:span><text:span text:style-name="T208">Digitalia </text:span><text:span text:style-name="T209">s</text:span><text:span text:style-name="T210">teering </text:span><text:span text:style-name="T211">group</text:span><text:span text:style-name="T204"> </text:span><text:span text:style-name="T205">2015-</text:span><text:span text:style-name="T206">201</text:span><text:span text:style-name="T145">7</text:span><text:span text:style-name="T207">.</text:span></text:p>
      <text:p text:style-name="P8"><text:span text:style-name="T682">Editor</text:span><text:span text:style-name="T683">ial board</text:span><text:span text:style-name="T682"> </text:span><text:span text:style-name="T745">F</text:span><text:span text:style-name="T746">rontiers in microbiology</text:span><text:span text:style-name="T742">. Review editor. </text:span><text:span text:style-name="T743">M</text:span><text:span text:style-name="T744">ost cited Microbiology journal </text:span><text:span text:style-name="T742">(JCR </text:span><text:span text:style-name="T743">&amp; </text:span><text:span text:style-name="T742">CiteScore). </text:span><text:span text:style-name="T684">Versus</text:span><text:span text:style-name="T685"> </text:span><text:span text:style-name="T686">journal </text:span><text:span text:style-name="T685">(in Finnish) by environmental/geographical research societies in Finland, focusing on science popularization and </text:span><text:span text:style-name="T686">supporting </text:span><text:span text:style-name="T685">open non-commercial academic publishing.</text:span><text:span text:style-name="T687"> </text:span><text:span text:style-name="T688">www.versuslehti.fi</text:span></text:p>
      <text:p text:style-name="P10"><text:span text:style-name="T8">Re</text:span><text:span text:style-name="T17">viewer</text:span><text:span text:style-name="T8"> </text:span><text:span text:style-name="T624">&gt;</text:span><text:span text:style-name="T627">30</text:span><text:span text:style-name="T610"> scientific journals </text:span><text:span text:style-name="T625">and conferences</text:span><text:span text:style-name="T758"> (e.g. Nat. Communications; PLoS); for </text:span><text:span text:style-name="T625">postdoc positions</text:span><text:span text:style-name="T758"> (</text:span><text:span text:style-name="T488">2017 digital humanities; University of Helsinki); </text:span><text:span text:style-name="T612">grant applications</text:span><text:span text:style-name="T489"> (Poland National science center 2017)</text:span></text:p>
      <text:p text:style-name="P9"><text:span text:style-name="T670">O</text:span><text:span text:style-name="T669">utreach</text:span><text:span text:style-name="T668"> </text:span><text:span text:style-name="T665">10</text:span><text:span text:style-name="T664">0</text:span><text:span text:style-name="T663">+</text:span><text:span text:style-name="T664"> academic presentations in 15</text:span><text:span text:style-name="T662">+</text:span><text:span text:style-name="T664"> countries</text:span><text:span text:style-name="T660">, </text:span><text:span text:style-name="T661">including</text:span><text:span text:style-name="T660"> </text:span><text:span text:style-name="T662">1 keynote, </text:span><text:span text:style-name="T651">4</text:span><text:span text:style-name="T630">0</text:span><text:span text:style-name="T651">+</text:span><text:span text:style-name="T631"> invited and </text:span><text:span text:style-name="T651">35+</text:span><text:span text:style-name="T631"> </text:span><text:span text:style-name="T633">c</text:span><text:span text:style-name="T634">ontributed </text:span><text:span text:style-name="T635">academic </text:span><text:span text:style-name="T636">talks</text:span><text:span text:style-name="T634">; </text:span><text:span text:style-name="T652">2</text:span><text:span text:style-name="T651">0+</text:span><text:span text:style-name="T638"> </text:span><text:span text:style-name="T653">public </text:span><text:span text:style-name="T639">workshops, </text:span><text:span text:style-name="T651">video </text:span><text:span text:style-name="T632">lectures</text:span><text:span text:style-name="T640"> </text:span><text:span text:style-name="T637">or</text:span><text:span text:style-name="T640"> interview</text:span><text:span text:style-name="T637">s; </text:span><text:span text:style-name="T641">20</text:span><text:span text:style-name="T651">+</text:span><text:span text:style-name="T642"> </text:span><text:span text:style-name="T643">p</text:span><text:span text:style-name="T640">oster </text:span><text:span text:style-name="T644">p</text:span><text:span text:style-name="T640">resentations. </text:span><text:span text:style-name="T645">Co-</text:span><text:span text:style-name="T646">authored</text:span><text:span text:style-name="T647"> blogs </text:span><text:span text:style-name="T645">have </text:span><text:span text:style-name="T647">&gt;</text:span><text:span text:style-name="T648">50</text:span><text:span text:style-name="T647">,000 hits. </text:span><text:span text:style-name="T649">Co-organized several </text:span><text:span text:style-name="T652">academic </text:span><text:span text:style-name="T649">workshops</text:span><text:span text:style-name="T650">. </text:span><text:span text:style-name="T654">R</text:span><text:span text:style-name="T656">ecent </text:span><text:span text:style-name="T655">examples </text:span><text:span text:style-name="T657">of talks include </text:span><text:span text:style-name="T666">include </text:span><text:span text:style-name="T667">2/2019 Open Data Science, Turku Love Data week; </text:span><text:span text:style-name="T187">11/2018 Datatieteen mahdollisuudet, KELA/</text:span><text:span text:style-name="T191">Helsinki</text:span><text:span text:style-name="T187">; </text:span><text:span text:style-name="T185">12/2018 Roadmap for microbiome bioinformatics, European Bioconductor meeting; </text:span><text:span text:style-name="T190">11/2018 Population studies of the human microbiome. ICMR’18. Pune, India</text:span><text:span text:style-name="T186">; </text:span><text:span text:style-name="T185">10/2018 Open data science, Intelligent Data </text:span><text:span text:style-name="T188">Analysis </text:span><text:span text:style-name="T185">conference, </text:span><text:span text:style-name="T192">The </text:span><text:span text:style-name="T185">Netherlands; 9/2018 Dynamic landscape of the human gut microbiome: a population-level view.</text:span><text:span text:style-name="T189"> EMBL Human Microbiome Conference, Heidelberg</text:span><text:span text:style-name="T184">.</text:span></text:p>
      <text:p text:style-name="P21"><text:span text:style-name="T12">Publications</text:span><text:span text:style-name="T8"> </text:span><text:span text:style-name="T256">5</text:span><text:span text:style-name="T265">5</text:span><text:span text:style-name="T262">+</text:span> peer-reviewed scientific <text:span text:style-name="T777">publications </text:span><text:span text:style-name="T406">including </text:span><text:span text:style-name="T407">book chapters, and </text:span><text:span text:style-name="T406">papers in </text:span><text:span text:style-name="T408">journals such as </text:span><text:span text:style-name="T406">Nature Communications, Nature Methods, </text:span><text:span text:style-name="T408">and ISME Journal. </text:span><text:span text:style-name="T410">O</text:span><text:span text:style-name="T537">ther research outputs includ</text:span><text:span text:style-name="T538">e</text:span><text:span text:style-name="T537"> </text:span><text:span text:style-name="T539">software, data, </text:span><text:span text:style-name="T540">workshop paper</text:span><text:span text:style-name="T541">s,</text:span><text:span text:style-name="T542"> </text:span><text:span text:style-name="T543">and </text:span><text:span text:style-name="T544">outreach </text:span><text:span text:style-name="T545">material</text:span><text:span text:style-name="T534">. </text:span><text:span text:style-name="T546">Scopus </text:span>h-index <text:span text:style-name="T555">19</text:span>; <text:span text:style-name="T557">~</text:span><text:span text:style-name="T561">1</text:span><text:span text:style-name="T570">8</text:span><text:span text:style-name="T567">00</text:span><text:span text:style-name="T557"> citations</text:span><text:span text:style-name="T558">, </text:span><text:span text:style-name="T559">average </text:span><text:span text:style-name="T570">50+</text:span><text:span text:style-name="T560"> citations per article </text:span><text:span text:style-name="T571">in Scopus</text:span><text:span text:style-name="T572">.</text:span><text:span text:style-name="T560"> </text:span><text:span text:style-name="T524">Theory and application</text:span><text:span text:style-name="T525">s</text:span><text:span text:style-name="T524"> of </text:span><text:span text:style-name="T526">high-throughput data </text:span><text:span text:style-name="T547">integration and </text:span><text:span text:style-name="T526">analysis</text:span><text:span text:style-name="T527">,</text:span><text:span text:style-name="T547"> <text:s/></text:span><text:span text:style-name="T535">computational biomedicine </text:span><text:span text:style-name="T533">and digital humanities</text:span><text:span text:style-name="T530">,</text:span><text:span text:style-name="T529"> </text:span><text:span text:style-name="T530">blending </text:span><text:span text:style-name="T531">approaches from statistic</text:span><text:span text:style-name="T547">al</text:span><text:span text:style-name="T528"> </text:span><text:span text:style-name="T532">machine learning, </text:span><text:span text:style-name="T548">AI,</text:span><text:span text:style-name="T532"> and </text:span><text:span text:style-name="T535">numerical </text:span><text:span text:style-name="T532">ecolog</text:span><text:span text:style-name="T535">y</text:span><text:span text:style-name="T536">.</text:span></text:p>
      <text:p text:style-name="P24"><text:span text:style-name="T568">Research </text:span><text:span text:style-name="T556">software </text:span><text:span text:style-name="T266">10+ mature scientific software projects in machine learning, bioinformatics, </text:span><text:span text:style-name="T267">numerical ecology,</text:span><text:span text:style-name="T266"> and digital humanities </text:span><text:span text:style-name="T409">with </text:span><text:span text:style-name="T411">altogether ~100k </text:span><text:span text:style-name="T409">downloads/</text:span><text:span text:style-name="T412">year</text:span><text:span text:style-name="T409">. </text:span><text:span text:style-name="T26"><text:s/></text:span></text:p>
      <text:p text:style-name="P25"><text:span text:style-name="T47">R</text:span><text:span text:style-name="T46">esearch data </text:span><text:span text:style-name="T25">Maintainer of </text:span><text:span text:style-name="T27">3</text:span><text:span text:style-name="T25"> published scientific data collections.</text:span></text:p>
      <text:p text:style-name="P18"><text:span text:style-name="T107">Scientific and societal impact </text:span><text:span text:style-name="T89">R</text:span><text:span text:style-name="T50">esearch covered by </text:span><text:span text:style-name="T456">Guardian, </text:span><text:span text:style-name="T457">Forbes, Le Figaro, New York Times, Huffington Post, </text:span><text:span text:style-name="T152">Science Daily, </text:span><text:span text:style-name="T153">Tiede, </text:span><text:span text:style-name="T85">Turun </text:span><text:span text:style-name="T86">S</text:span><text:span text:style-name="T85">anomat, </text:span><text:span text:style-name="T87">Tietoviikko, </text:span><text:span text:style-name="T88">and science blogs. </text:span><text:span text:style-name="T311">M</text:span><text:span text:style-name="T312">y pu</text:span><text:span text:style-name="T313">b</text:span><text:span text:style-name="T312">lications are </text:span><text:span text:style-name="T314">a</text:span><text:span text:style-name="T324">mong top-</text:span><text:span text:style-name="T325">1% </text:span><text:span text:style-name="T324">online </text:span><text:span text:style-name="T326">shares, </text:span><text:span text:style-name="T327">and </text:span><text:span text:style-name="T324">top-</text:span><text:span text:style-name="T325">2% </text:span><text:span text:style-name="T324">most </text:span><text:span text:style-name="T325">highly cited in Wikipedia</text:span><text:span text:style-name="T326"> </text:span><text:span text:style-name="T328">(</text:span><text:span text:style-name="T329">ImpactStory </text:span><text:span text:style-name="T330">altmetrics</text:span><text:span text:style-name="T328">)</text:span><text:span text:style-name="T324">, </text:span><text:span text:style-name="T327">and the software among top-4% impact </text:span><text:span text:style-name="T331">(</text:span><text:span text:style-name="T327">Depsy</text:span><text:span text:style-name="T331">) </text:span><text:span text:style-name="T345">and </text:span><text:span text:style-name="T98">top-20% in Bioconductor</text:span><text:span text:style-name="T327">.</text:span><text:span text:style-name="T97"> </text:span><text:span text:style-name="T435">F</text:span><text:span text:style-name="T436">ounding member and chair </text:span><text:span text:style-name="T437">2013-2015 </text:span><text:span text:style-name="T436">Open Knowledge Finland Open Science work group</text:span><text:span text:style-name="T333">. </text:span><text:span text:style-name="T332">M</text:span><text:span text:style-name="T333">y </text:span><text:span text:style-name="T436">Freedom of Information request </text:span><text:span text:style-name="T434">supported by the </text:span><text:span text:style-name="T436">administrative court</text:span><text:span text:style-name="T420"> </text:span><text:span text:style-name="T333">led to release of academic journal price </text:span><text:span text:style-name="T332">information </text:span><text:span text:style-name="T333">by Ministry of Education and Culture in 2016: </text:span><text:span text:style-name="T436">Finland </text:span><text:span text:style-name="T438">subsequently </text:span><text:span text:style-name="T439">release</text:span><text:span text:style-name="T440">d</text:span><text:span text:style-name="T439"> </text:span><text:span text:style-name="T440">comprehensive time series </text:span><text:span text:style-name="T439">of academic publishing subscription price </text:span><text:span text:style-name="T440">development</text:span><text:span text:style-name="T439"> </text:span><text:span text:style-name="T440">as open data </text:span><text:span text:style-name="T439">and </text:span><text:span text:style-name="T434">became a leading country in the </text:span><text:span text:style-name="T436">transparency of academic journal pricing</text:span><text:span text:style-name="T333">; </text:span><text:span text:style-name="T348">After this I have participated in designing the </text:span><text:span text:style-name="T436">tiedonhinta.fi campaign</text:span><text:span text:style-name="T333">, </text:span><text:span text:style-name="T334">s</text:span><text:span text:style-name="T333">igned </text:span><text:span text:style-name="T334">up </text:span><text:span text:style-name="T333">by &gt;2700 researchers </text:span><text:span text:style-name="T335">to </text:span><text:span text:style-name="T333">support </text:span><text:span text:style-name="T335">Finnish </text:span><text:span text:style-name="T333">negotiations with academic publishers; </text:span><text:span text:style-name="T347">the Finnish Ministry of Education and Culture awarded our Open Knowledge Finland team for these activities with Open Science award in 2017. </text:span><text:span text:style-name="T433">Data Elections Finland</text:span><text:span text:style-name="T374"> </text:span><text:span text:style-name="T375">(Datavaalit</text:span><text:span text:style-name="T374">)</text:span><text:span text:style-name="T432"> </text:span><text:span text:style-name="T315">Steering group member. </text:span><text:span text:style-name="T316">N</text:span><text:span text:style-name="T315">etwork </text:span><text:span text:style-name="T317">for </text:span><text:span text:style-name="T315">sustainable parliamentary monitoring infrastructure in Finland. Funded by Sitra (2012-13) </text:span><text:span text:style-name="T318">and </text:span><text:span text:style-name="T315">national media companies</text:span><text:span text:style-name="T361">.</text:span><text:span text:style-name="T362"> </text:span></text:p>
      <text:p text:style-name="P38"><text:span text:style-name="T10">Networks</text:span><text:span text:style-name="T231"> </text:span><text:span text:style-name="T30">1</text:span><text:span text:style-name="T32">50</text:span><text:span text:style-name="T30"> co-authors from 10</text:span><text:span text:style-name="T29">+</text:span><text:span text:style-name="T30"> countries</text:span><text:span text:style-name="T29">. </text:span><text:span text:style-name="T35">Current k</text:span><text:span text:style-name="T28">ey collaborators </text:span><text:span text:style-name="T34">in Finland </text:span><text:span text:style-name="T28">include Prof Willem M de Vos (</text:span><text:span text:style-name="T33">University of Helsinki, Medical Faculty, </text:span><text:span text:style-name="T37">Director of </text:span><text:span text:style-name="T33">Human Microbiome Research Program)</text:span><text:span text:style-name="T28">, <text:s text:c="192"/></text:span><text:span text:style-name="T38">Prof Veikko Salomaa (THL),</text:span><text:span text:style-name="T28"> </text:span><text:span text:style-name="T38">Dr Eveliina Munukka (Director of Turku Microbiome Biobank), </text:span><text:span text:style-name="T28"><text:s/></text:span><text:span text:style-name="T45">Prof Mikko Tolonen (University of Helsinki), </text:span><text:span text:style-name="T34">and internationally Prof Rob Knight </text:span><text:span text:style-name="T36">(San Diego)</text:span><text:span text:style-name="T34">, </text:span><text:span text:style-name="T28">Prof Karoline Faust (KU Leuven), </text:span><text:span text:style-name="T34">and </text:span><text:span text:style-name="T28">Prof Marten Scheffer (Wageningen)</text:span><text:span text:style-name="T31">. </text:span><text:span text:style-name="T227">2 COST networks </text:span><text:span text:style-name="T237">in bioinformatics; </text:span><text:span text:style-name="T391">Founder </text:span><text:span text:style-name="T392">and main developer </text:span><text:span text:style-name="T226">rOpenGov </text:span><text:span text:style-name="T383">open source </text:span><text:span text:style-name="T384">network </text:span><text:span text:style-name="T385">for </text:span><text:span text:style-name="T386">digital humanities, </text:span><text:span text:style-name="T387">with </text:span><text:span text:style-name="T388">contributors </text:span><text:span text:style-name="T389">from </text:span><text:span text:style-name="T390">&gt;5 </text:span><text:span text:style-name="T389">countries</text:span><text:span text:style-name="T39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dd4d7b" style:font-style-asian="normal" style:font-style-complex="normal"/>
    </style:style>
    <style:style style:name="MT4" style:family="text">
      <style:text-properties fo:color="#666666" style:font-name="Times New Roman" fo:font-style="normal" officeooo:rsid="030df896" style:font-style-asian="normal" style:font-style-complex="normal"/>
    </style:style>
    <style:style style:name="MT5" style:family="text">
      <style:text-properties fo:color="#666666" style:font-name="Times New Roman" fo:font-style="normal" officeooo:rsid="0289ebab" style:font-style-asian="normal" style:font-style-complex="normal"/>
    </style:style>
    <style:style style:name="MT6" style:family="text">
      <style:text-properties fo:color="#666666" style:font-name="Times New Roman" fo:font-style="normal" officeooo:rsid="08d7613b" style:font-style-asian="normal" style:font-style-complex="normal"/>
    </style:style>
    <style:style style:name="MT7" style:family="text">
      <style:text-properties fo:color="#666666" style:font-name="Times New Roman" fo:font-style="normal" officeooo:rsid="027fde90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Ma</text:span><text:span text:style-name="MT4">y</text:span><text:span text:style-name="MT5"> </text:span><text:span text:style-name="MT4">15</text:span><text:span text:style-name="MT6">, 201</text:span><text:span text:style-name="MT7">9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7-12T18:26:53.182751226</dc:date>
    <meta:editing-duration>PT16H39S</meta:editing-duration>
    <meta:editing-cycles>521</meta:editing-cycles>
    <meta:document-statistic meta:table-count="0" meta:image-count="0" meta:object-count="0" meta:page-count="4" meta:paragraph-count="85" meta:word-count="1957" meta:character-count="15050" meta:non-whitespace-character-count="12927"/>
  </office:meta>
</office:document-meta>
</file>